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DA43480242418D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b2b2b2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-color="#cccccc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5cm" fo:min-width="2.1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97cm" fo:min-width="2.957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2cm" fo:min-width="2.649cm" fo:padding-top="0.142cm" fo:padding-bottom="0.142cm" fo:padding-left="0.267cm" fo:padding-right="0.267cm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4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16cm" fo:min-width="1.066cm" fo:padding-top="0.142cm" fo:padding-bottom="0.142cm" fo:padding-left="0.267cm" fo:padding-right="0.267cm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16cm" fo:min-width="1.666cm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366cm" fo:min-width="1.116cm" fo:padding-top="0.142cm" fo:padding-bottom="0.142cm" fo:padding-left="0.267cm" fo:padding-right="0.267cm" draw:shadow="hidden" draw:shadow-offset-x="0.2cm" draw:shadow-offset-y="0.2cm" draw:shadow-color="#808080"/>
    </style:style>
    <style:style style:name="gr6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7cm" fo:min-width="0.37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752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cm" fo:min-width="0.7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6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416cm" fo:min-width="7.34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-color="#000000" draw:textarea-vertical-align="middle"/>
    </style:style>
    <style:style style:name="gr71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2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855cm" fo:min-width="0.605cm" fo:padding-top="0.142cm" fo:padding-bottom="0.142cm" fo:padding-left="0.267cm" fo:padding-right="0.267cm"/>
    </style:style>
    <style:style style:name="gr73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821cm" fo:min-width="0.571cm" fo:padding-top="0.139cm" fo:padding-bottom="0.139cm" fo:padding-left="0.264cm" fo:padding-right="0.264cm"/>
    </style:style>
    <style:style style:name="gr7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886cm" fo:min-width="2.636cm" fo:padding-top="0.139cm" fo:padding-bottom="0.139cm" fo:padding-left="0.264cm" fo:padding-right="0.264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1.183cm" fo:min-width="0.9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7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2.671cm, 28.832cm, 15.455cm, 20.832cm)" draw:image-opacity="100%" style:mirror="none"/>
    </style:style>
    <style:style style:name="gr8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9.837cm, 26.257cm, 7.797cm, 23.646cm)" draw:image-opacity="100%" style:mirror="none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7.211cm" fo:min-width="9.528cm" fo:padding-top="0.142cm" fo:padding-bottom="0.142cm" fo:padding-left="0.267cm" fo:padding-right="0.267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6cm" fo:min-width="0.267cm" fo:padding-top="0.139cm" fo:padding-bottom="0.139cm" fo:padding-left="0.264cm" fo:padding-right="0.264cm"/>
    </style:style>
    <style:style style:name="gr8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9cm" fo:min-width="0.592cm"/>
    </style:style>
    <style:style style:name="gr8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13cm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32cm" fo:min-width="0.239cm" fo:padding-top="0.139cm" fo:padding-bottom="0.139cm" fo:padding-left="0.264cm" fo:padding-right="0.264cm"/>
    </style:style>
    <style:style style:name="gr8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212cm" fo:padding-top="0.134cm" fo:padding-bottom="0.134cm" fo:padding-left="0.259cm" fo:padding-right="0.259cm"/>
    </style:style>
    <style:style style:name="gr8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327cm" fo:padding-top="0.134cm" fo:padding-bottom="0.134cm" fo:padding-left="0.259cm" fo:padding-right="0.259cm"/>
    </style:style>
    <style:style style:name="gr8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574cm" fo:min-width="2.828cm" fo:padding-top="0.139cm" fo:padding-bottom="0.139cm" fo:padding-left="0.264cm" fo:padding-right="0.264cm"/>
    </style:style>
    <style:style style:name="gr9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76cm" fo:min-width="1.426cm" fo:padding-top="0.142cm" fo:padding-bottom="0.142cm" fo:padding-left="0.267cm" fo:padding-right="0.267cm"/>
    </style:style>
    <style:style style:name="gr97" style:family="graphic" style:parent-style-name="standard">
      <style:graphic-properties draw:stroke="none" draw:fill-color="#cccccc" draw:textarea-horizontal-align="justify" draw:textarea-vertical-align="middle" draw:auto-grow-height="false" fo:min-height="0.35cm" fo:min-width="2.9cm"/>
    </style:style>
    <style:style style:name="gr98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1.642cm" fo:min-width="1.392cm" fo:padding-top="0.139cm" fo:padding-bottom="0.139cm" fo:padding-left="0.264cm" fo:padding-right="0.264cm"/>
    </style:style>
    <style:style style:name="gr99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88cm" fo:min-width="1.238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/>
    </style:style>
    <style:style style:name="P3" style:family="paragraph">
      <loext:graphic-properties draw:fill-color="#000000"/>
      <style:paragraph-properties fo:text-align="center"/>
      <style:text-properties fo:font-size="13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style:font-name="MathJax_Math" fo:font-size="13pt"/>
    </style:style>
    <style:style style:name="P7" style:family="paragraph">
      <loext:graphic-properties draw:fill="none" draw:fill-color="#ffffff"/>
      <style:text-properties style:font-name="MathJax_Main" fo:font-size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MathJax_Math" fo:font-size="11pt"/>
    </style:style>
    <style:style style:name="P10" style:family="paragraph">
      <loext:graphic-properties draw:fill="none" draw:fill-color="#ffffff"/>
      <style:text-properties style:font-name="MathJax_Main" fo:font-size="11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MathJax_Main" fo:font-size="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none" draw:fill-color="#ffffff"/>
      <style:text-properties style:font-name="MathJax_Main" fo:font-size="15pt"/>
    </style:style>
    <style:style style:name="P18" style:family="paragraph">
      <loext:graphic-properties draw:fill="none" draw:fill-color="#ffffff"/>
      <style:text-properties style:font-name="MathJax_Main" fo:font-size="10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1pt"/>
    </style:style>
    <style:style style:name="P21" style:family="paragraph">
      <style:text-properties style:font-name="MathJax_Math" fo:font-size="12pt"/>
    </style:style>
    <style:style style:name="P22" style:family="paragraph">
      <loext:graphic-properties draw:fill="none" draw:fill-color="#ffffff"/>
      <style:text-properties style:font-name="MathJax_Math" fo:font-size="12pt"/>
    </style:style>
    <style:style style:name="P23" style:family="paragraph">
      <style:text-properties fo:font-size="8pt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style:font-name="MathJax_Main" fo:font-size="1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text-properties fo:font-size="10pt"/>
    </style:style>
    <style:style style:name="P28" style:family="paragraph">
      <loext:graphic-properties draw:fill="solid" draw:fill-color="#b2b2b2"/>
      <style:paragraph-properties fo:text-align="center"/>
    </style:style>
    <style:style style:name="P29" style:family="paragraph">
      <style:text-properties fo:font-size="9pt"/>
    </style:style>
    <style:style style:name="P30" style:family="paragraph">
      <loext:graphic-properties draw:fill="none" draw:fill-color="#ffffff"/>
      <style:text-properties style:font-name="MathJax_Main" fo:font-size="9pt"/>
    </style:style>
    <style:style style:name="P31" style:family="paragraph">
      <style:text-properties style:font-name="MathJax_Math" fo:font-size="11pt"/>
    </style:style>
    <style:style style:name="P32" style:family="paragraph">
      <style:text-properties style:font-name="MathJax_Main" fo:font-size="10pt"/>
    </style:style>
    <style:style style:name="P33" style:family="paragraph">
      <loext:graphic-properties draw:fill-color="#ffffff"/>
      <style:text-properties fo:font-size="20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thJax_Math" fo:font-size="11pt"/>
    </style:style>
    <style:style style:name="T6" style:family="text">
      <style:text-properties style:font-name="MathJax_Main" fo:font-size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athJax_Main" fo:font-size="8pt"/>
    </style:style>
    <style:style style:name="T10" style:family="text">
      <style:text-properties style:font-name="MathJax_Main" fo:font-size="15pt"/>
    </style:style>
    <style:style style:name="T11" style:family="text">
      <style:text-properties style:font-name="MathJax_Main" fo:font-size="10pt"/>
    </style:style>
    <style:style style:name="T12" style:family="text">
      <style:text-properties style:font-name="MathJax_Math" fo:font-size="10pt"/>
    </style:style>
    <style:style style:name="T13" style:family="text">
      <style:text-properties style:font-name="MathJax_Main"/>
    </style:style>
    <style:style style:name="T14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polygon draw:style-name="gr1" draw:text-style-name="P1" draw:layer="layout" svg:width="2.401cm" svg:height="2.006cm" svg:x="2.405cm" svg:y="2.521cm" svg:viewBox="0 0 2402 2007" draw:points="2402,0 0,1016 2402,2007">
          <text:p/>
        </draw:polygon>
        <draw:g>
          <draw:line draw:style-name="gr2" draw:text-style-name="P2" draw:layer="layout" svg:x1="12.418cm" svg:y1="5.016cm" svg:x2="16.645cm" svg:y2="5.016cm">
            <text:p/>
          </draw:line>
          <draw:custom-shape draw:style-name="gr3" draw:text-style-name="P3" draw:layer="layout" svg:width="0.185cm" svg:height="0.367cm" draw:transform="rotate (-1.5707963267949) translate (16.818cm 4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4" draw:layer="layout" svg:x1="13.058cm" svg:y1="5.434cm" svg:x2="13.058cm" svg:y2="1.896cm">
            <text:p/>
          </draw:line>
          <draw:custom-shape draw:style-name="gr5" draw:text-style-name="P5" draw:layer="layout" svg:width="0.155cm" svg:height="0.308cm" svg:x="12.982cm" svg:y="1.7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12.717cm" svg:y="1.16cm">
          <draw:text-box>
            <text:p><text:span text:style-name="T1">y</text:span></text:p>
          </draw:text-box>
        </draw:frame>
        <draw:frame draw:style-name="gr7" draw:text-style-name="P6" draw:layer="layout" svg:width="0.561cm" svg:height="0.737cm" svg:x="16.657cm" svg:y="4.633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12.409cm" svg:y="4.934cm">
          <draw:text-box>
            <text:p><text:span text:style-name="T2">O</text:span></text:p>
          </draw:text-box>
        </draw:frame>
        <draw:line draw:style-name="gr9" draw:text-style-name="P8" draw:layer="layout" svg:x1="13.058cm" svg:y1="5.025cm" svg:x2="15.618cm" svg:y2="2.343cm">
          <text:p/>
        </draw:line>
        <draw:frame draw:style-name="gr10" draw:text-style-name="P6" draw:layer="layout" svg:width="1.701cm" svg:height="0.8cm" svg:x="14.69cm" svg:y="1.434cm">
          <draw:text-box>
            <text:p><text:span text:style-name="T1">y </text:span><text:span text:style-name="T2">=</text:span><text:span text:style-name="T2"> </text:span><text:span text:style-name="T1">x</text:span></text:p>
          </draw:text-box>
        </draw:frame>
        <draw:line draw:style-name="gr11" draw:text-style-name="P2" draw:layer="layout" svg:x1="14.6cm" svg:y1="3.928cm" svg:x2="14.6cm" svg:y2="5.025cm">
          <text:p/>
        </draw:line>
        <draw:line draw:style-name="gr11" draw:text-style-name="P2" draw:layer="layout" svg:x1="15.922cm" svg:y1="3.534cm" svg:x2="15.922cm" svg:y2="5.033cm">
          <text:p/>
        </draw:line>
        <draw:frame draw:style-name="gr12" draw:text-style-name="P6" draw:layer="layout" svg:width="2.719cm" svg:height="0.785cm" svg:x="15.699cm" svg:y="2.507cm">
          <draw:text-box>
            <text:p><text:span text:style-name="T3">y </text:span><text:span text:style-name="T4">=</text:span><text:span text:style-name="T4"> </text:span><text:span text:style-name="T3">f</text:span><text:span text:style-name="T4">(</text:span><text:span text:style-name="T3">x</text:span><text:span text:style-name="T4">)</text:span></text:p>
          </draw:text-box>
        </draw:frame>
        <draw:path draw:style-name="gr9" draw:text-style-name="P8" draw:layer="layout" svg:width="4.008cm" svg:height="1.344cm" draw:transform="rotate (0.719773783522461) translate (13.0506192016263cm 5.01658084872433cm)" svg:viewBox="0 0 4009 1345" svg:d="M0 11c1255-82 2773 284 4009 1334">
          <text:p/>
        </draw:path>
        <draw:frame draw:style-name="gr7" draw:text-style-name="P6" draw:layer="layout" svg:width="0.845cm" svg:height="0.737cm" svg:x="14.236cm" svg:y="5.007cm">
          <draw:text-box>
            <text:p><text:span text:style-name="T1">a</text:span></text:p>
          </draw:text-box>
        </draw:frame>
        <draw:frame draw:style-name="gr7" draw:text-style-name="P6" draw:layer="layout" svg:width="0.845cm" svg:height="0.737cm" svg:x="15.591cm" svg:y="5.007cm">
          <draw:text-box>
            <text:p><text:span text:style-name="T1">b</text:span></text:p>
          </draw:text-box>
        </draw:frame>
        <draw:frame draw:style-name="gr6" draw:text-style-name="P9" draw:layer="layout" svg:width="0.701cm" svg:height="0.738cm" svg:x="2.069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04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828cm" svg:y="3.555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cm" svg:y="2.916cm" svg:viewBox="0 0 1500 1224" draw:points="0,0 1500,616 0,1224">
          <text:p/>
        </draw:polygon>
        <draw:line draw:style-name="gr9" draw:text-style-name="P8" draw:layer="layout" svg:x1="0.9cm" svg:y1="4.145cm" svg:x2="4.807cm" svg:y2="2.521cm">
          <text:p/>
        </draw:line>
        <draw:line draw:style-name="gr9" draw:text-style-name="P8" draw:layer="layout" svg:x1="0.901cm" svg:y1="2.926cm" svg:x2="4.808cm" svg:y2="4.55cm">
          <text:p/>
        </draw:line>
        <draw:custom-shape draw:style-name="gr13" draw:text-style-name="P11" draw:layer="layout" svg:width="1cm" svg:height="1cm" svg:x="3.485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894cm" svg:y1="3.536cm" svg:x2="4.907cm" svg:y2="3.536cm">
            <text:p/>
          </draw:line>
          <draw:custom-shape draw:style-name="gr3" draw:text-style-name="P3" draw:layer="layout" svg:width="0.176cm" svg:height="0.164cm" draw:transform="rotate (-1.5707963267949) translate (5.071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4" draw:layer="layout" svg:x1="2.4cm" svg:y1="4.721cm" svg:x2="2.4cm" svg:y2="2.059cm">
            <text:p/>
          </draw:line>
          <draw:custom-shape draw:style-name="gr15" draw:text-style-name="P5" draw:layer="layout" svg:width="0.137cm" svg:height="0.166cm" svg:x="2.333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6.309cm" svg:viewBox="0 0 2402 2007" draw:points="2402,0 0,1016 2402,2007">
          <text:p/>
        </draw:polygon>
        <draw:frame draw:style-name="gr6" draw:text-style-name="P9" draw:layer="layout" svg:width="0.701cm" svg:height="0.738cm" svg:x="2.141cm" svg:y="5.188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6.97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7.343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6.704cm" svg:viewBox="0 0 1500 1224" draw:points="0,0 1500,616 0,1224">
          <text:p/>
        </draw:polygon>
        <draw:line draw:style-name="gr9" draw:text-style-name="P8" draw:layer="layout" svg:x1="0.972cm" svg:y1="7.933cm" svg:x2="4.879cm" svg:y2="6.309cm">
          <text:p/>
        </draw:line>
        <draw:line draw:style-name="gr9" draw:text-style-name="P8" draw:layer="layout" svg:x1="0.973cm" svg:y1="6.714cm" svg:x2="4.88cm" svg:y2="8.338cm">
          <text:p/>
        </draw:line>
        <draw:custom-shape draw:style-name="gr16" draw:text-style-name="P11" draw:layer="layout" svg:width="1cm" svg:height="1cm" svg:x="3.253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7.324cm" svg:x2="4.979cm" svg:y2="7.324cm">
            <text:p/>
          </draw:line>
          <draw:custom-shape draw:style-name="gr3" draw:text-style-name="P3" draw:layer="layout" svg:width="0.176cm" svg:height="0.164cm" draw:transform="rotate (-1.5707963267949) translate (5.143cm 7.2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7" draw:text-style-name="P4" draw:layer="layout" svg:x1="2.472cm" svg:y1="8.509cm" svg:x2="2.472cm" svg:y2="5.847cm">
            <text:p/>
          </draw:line>
          <draw:custom-shape draw:style-name="gr18" draw:text-style-name="P5" draw:layer="layout" svg:width="0.137cm" svg:height="0.166cm" svg:x="2.405cm" svg:y="5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10.128cm" svg:viewBox="0 0 2402 2007" draw:points="2402,0 0,1016 2402,2007">
          <text:p/>
        </draw:polygon>
        <draw:frame draw:style-name="gr6" draw:text-style-name="P9" draw:layer="layout" svg:width="0.701cm" svg:height="0.738cm" svg:x="2.141cm" svg:y="9.007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10.79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11.162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10.523cm" svg:viewBox="0 0 1500 1224" draw:points="0,0 1500,616 0,1224">
          <text:p/>
        </draw:polygon>
        <draw:custom-shape draw:style-name="gr16" draw:text-style-name="P11" draw:layer="layout" svg:width="1cm" svg:height="1cm" svg:x="2.866cm" svg:y="1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11.143cm" svg:x2="4.979cm" svg:y2="11.143cm">
            <text:p/>
          </draw:line>
          <draw:custom-shape draw:style-name="gr3" draw:text-style-name="P3" draw:layer="layout" svg:width="0.176cm" svg:height="0.164cm" draw:transform="rotate (-1.5707963267949) translate (5.143cm 11.05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9" draw:text-style-name="P4" draw:layer="layout" svg:x1="2.472cm" svg:y1="12.328cm" svg:x2="2.472cm" svg:y2="9.666cm">
            <text:p/>
          </draw:line>
          <draw:custom-shape draw:style-name="gr20" draw:text-style-name="P5" draw:layer="layout" svg:width="0.137cm" svg:height="0.166cm" svg:x="2.405cm" svg:y="9.5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8" draw:layer="layout" svg:x1="0.972cm" svg:y1="11.752cm" svg:x2="4.879cm" svg:y2="10.128cm">
          <text:p/>
        </draw:line>
        <draw:line draw:style-name="gr9" draw:text-style-name="P8" draw:layer="layout" svg:x1="0.973cm" svg:y1="10.533cm" svg:x2="4.88cm" svg:y2="12.157cm">
          <text:p/>
        </draw:line>
        <draw:polygon draw:style-name="gr1" draw:text-style-name="P1" draw:layer="layout" svg:width="3.905cm" svg:height="0.99cm" svg:x="6.036cm" svg:y="3.537cm" svg:viewBox="0 0 3906 991" draw:points="0,608 1504,0 3906,991">
          <text:p/>
        </draw:polygon>
        <draw:frame draw:style-name="gr6" draw:text-style-name="P9" draw:layer="layout" svg:width="0.701cm" svg:height="0.738cm" svg:x="7.204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3.555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2.521cm" svg:viewBox="0 0 3907 1011" draw:points="0,395 1500,1011 3907,0">
          <text:p/>
        </draw:polygon>
        <draw:line draw:style-name="gr9" draw:text-style-name="P8" draw:layer="layout" svg:x1="6.035cm" svg:y1="4.145cm" svg:x2="9.942cm" svg:y2="2.521cm">
          <text:p/>
        </draw:line>
        <draw:line draw:style-name="gr9" draw:text-style-name="P8" draw:layer="layout" svg:x1="6.036cm" svg:y1="2.926cm" svg:x2="9.943cm" svg:y2="4.55cm">
          <text:p/>
        </draw:line>
        <draw:custom-shape draw:style-name="gr21" draw:text-style-name="P1" draw:layer="layout" svg:width="1cm" svg:height="1cm" svg:x="8.62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3.536cm" svg:x2="10.042cm" svg:y2="3.536cm">
            <text:p/>
          </draw:line>
          <draw:custom-shape draw:style-name="gr3" draw:text-style-name="P3" draw:layer="layout" svg:width="0.176cm" svg:height="0.164cm" draw:transform="rotate (-1.5707963267949) translate (10.206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4" draw:layer="layout" svg:x1="7.535cm" svg:y1="4.721cm" svg:x2="7.535cm" svg:y2="2.059cm">
            <text:p/>
          </draw:line>
          <draw:custom-shape draw:style-name="gr23" draw:text-style-name="P5" draw:layer="layout" svg:width="0.137cm" svg:height="0.166cm" svg:x="7.468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3.905cm" svg:height="0.99cm" svg:x="6.036cm" svg:y="7.373cm" svg:viewBox="0 0 3906 991" draw:points="0,608 1504,0 3906,991">
          <text:p/>
        </draw:polygon>
        <draw:frame draw:style-name="gr6" draw:text-style-name="P9" draw:layer="layout" svg:width="0.701cm" svg:height="0.738cm" svg:x="7.204cm" svg:y="5.23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7.04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7.391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6.357cm" svg:viewBox="0 0 3907 1011" draw:points="0,395 1500,1011 3907,0">
          <text:p/>
        </draw:polygon>
        <draw:line draw:style-name="gr9" draw:text-style-name="P8" draw:layer="layout" svg:x1="6.035cm" svg:y1="7.981cm" svg:x2="9.942cm" svg:y2="6.357cm">
          <text:p/>
        </draw:line>
        <draw:line draw:style-name="gr9" draw:text-style-name="P8" draw:layer="layout" svg:x1="6.036cm" svg:y1="6.762cm" svg:x2="9.943cm" svg:y2="8.386cm">
          <text:p/>
        </draw:line>
        <draw:custom-shape draw:style-name="gr21" draw:text-style-name="P1" draw:layer="layout" svg:width="1cm" svg:height="1cm" svg:x="8.332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7.372cm" svg:x2="10.042cm" svg:y2="7.372cm">
            <text:p/>
          </draw:line>
          <draw:custom-shape draw:style-name="gr3" draw:text-style-name="P3" draw:layer="layout" svg:width="0.176cm" svg:height="0.164cm" draw:transform="rotate (-1.5707963267949) translate (10.206cm 7.2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4" draw:layer="layout" svg:x1="7.535cm" svg:y1="8.557cm" svg:x2="7.535cm" svg:y2="5.895cm">
            <text:p/>
          </draw:line>
          <draw:custom-shape draw:style-name="gr25" draw:text-style-name="P5" draw:layer="layout" svg:width="0.137cm" svg:height="0.166cm" svg:x="7.468cm" svg:y="5.7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2" draw:layer="layout" svg:x1="20.479cm" svg:y1="4.575cm" svg:x2="24.54cm" svg:y2="4.575cm">
            <text:p/>
          </draw:line>
          <draw:custom-shape draw:style-name="gr3" draw:text-style-name="P3" draw:layer="layout" svg:width="0.177cm" svg:height="0.353cm" draw:transform="rotate (-1.5707963267949) translate (24.706cm 4.4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6" draw:text-style-name="P4" draw:layer="layout" svg:x1="21.828cm" svg:y1="5.915cm" svg:x2="21.828cm" svg:y2="2.049cm">
            <text:p/>
          </draw:line>
          <draw:custom-shape draw:style-name="gr27" draw:text-style-name="P5" draw:layer="layout" svg:width="0.155cm" svg:height="0.337cm" svg:x="2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21.368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4.439cm" svg:y="4.24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21.634cm" svg:y="4.462cm">
          <draw:text-box>
            <text:p><text:span text:style-name="T6">O</text:span></text:p>
          </draw:text-box>
        </draw:frame>
        <draw:line draw:style-name="gr28" draw:text-style-name="P8" draw:layer="layout" svg:x1="23.267cm" svg:y1="4.563cm" svg:x2="24.203cm" svg:y2="2.683cm">
          <text:p/>
        </draw:line>
        <draw:line draw:style-name="gr11" draw:text-style-name="P2" draw:layer="layout" svg:x1="23.959cm" svg:y1="3.203cm" svg:x2="23.959cm" svg:y2="4.576cm">
          <text:p/>
        </draw:line>
        <draw:frame draw:style-name="gr29" draw:text-style-name="P9" draw:layer="layout" svg:width="2.719cm" svg:height="0.708cm" svg:x="22.051cm" svg:y="1.91cm">
          <draw:text-box>
            <text:p><text:span text:style-name="T7">y </text:span><text:span text:style-name="T8">=</text:span><text:span text:style-name="T8"> </text:span><text:span text:style-name="T7">f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21.81cm" svg:y1="4.572cm" svg:x2="20.874cm" svg:y2="2.692cm">
          <text:p/>
        </draw:line>
        <draw:line draw:style-name="gr28" draw:text-style-name="P8" draw:layer="layout" svg:x1="23.267cm" svg:y1="4.563cm" svg:x2="21.828cm" svg:y2="4.572cm">
          <text:p/>
        </draw:line>
        <draw:line draw:style-name="gr11" draw:text-style-name="P2" draw:layer="layout" svg:x1="21.115cm" svg:y1="3.202cm" svg:x2="21.115cm" svg:y2="4.575cm">
          <text:p/>
        </draw:line>
        <draw:frame draw:style-name="gr30" draw:text-style-name="P10" draw:layer="layout" svg:width="0.678cm" svg:height="0.802cm" svg:x="22.21cm" svg:y="4.517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2.969cm" svg:y="4.517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3.656cm" svg:y="4.517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20.651cm" svg:y="4.517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1cm" svg:height="0.802cm" svg:x="21.174cm" svg:y="4.919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0.678cm" svg:height="0.802cm" svg:x="21.306cm" svg:y="3.508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1.228cm" svg:y="2.6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1.234cm" svg:y="2.193cm">
          <draw:text-box>
            <text:p><text:span text:style-name="T6">3</text:span></text:p>
          </draw:text-box>
        </draw:frame>
        <draw:line draw:style-name="gr11" draw:text-style-name="P2" draw:layer="layout" svg:x1="23.959cm" svg:y1="3.204cm" svg:x2="21.115cm" svg:y2="3.202cm">
          <text:p/>
        </draw:line>
        <draw:line draw:style-name="gr31" draw:text-style-name="P8" draw:layer="layout" svg:x1="21.908cm" svg:y1="5.292cm" svg:x2="21.744cm" svg:y2="5.292cm">
          <text:p/>
        </draw:line>
        <draw:line draw:style-name="gr31" draw:text-style-name="P8" draw:layer="layout" svg:x1="21.908cm" svg:y1="3.859cm" svg:x2="21.744cm" svg:y2="3.859cm">
          <text:p/>
        </draw:line>
        <draw:line draw:style-name="gr31" draw:text-style-name="P8" draw:layer="layout" svg:x1="21.908cm" svg:y1="2.543cm" svg:x2="21.744cm" svg:y2="2.543cm">
          <text:p/>
        </draw:line>
        <draw:g>
          <draw:line draw:style-name="gr2" draw:text-style-name="P2" draw:layer="layout" svg:x1="11.6cm" svg:y1="11.254cm" svg:x2="15.661cm" svg:y2="11.254cm">
            <text:p/>
          </draw:line>
          <draw:custom-shape draw:style-name="gr3" draw:text-style-name="P3" draw:layer="layout" svg:width="0.177cm" svg:height="0.353cm" draw:transform="rotate (-1.5707963267949) translate (15.8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2" draw:text-style-name="P4" draw:layer="layout" svg:x1="12.949cm" svg:y1="12.279cm" svg:x2="12.949cm" svg:y2="8.716cm">
            <text:p/>
          </draw:line>
          <draw:custom-shape draw:style-name="gr33" draw:text-style-name="P5" draw:layer="layout" svg:width="0.155cm" svg:height="0.311cm" svg:x="12.8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2.4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5.5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2.755cm" svg:y="11.141cm">
          <draw:text-box>
            <text:p><text:span text:style-name="T6">O</text:span></text:p>
          </draw:text-box>
        </draw:frame>
        <draw:line draw:style-name="gr28" draw:text-style-name="P8" draw:layer="layout" svg:x1="13.645cm" svg:y1="10.538cm" svg:x2="15.249cm" svg:y2="12.102cm">
          <text:p/>
        </draw:line>
        <draw:line draw:style-name="gr11" draw:text-style-name="P2" draw:layer="layout" svg:x1="13.658cm" svg:y1="10.566cm" svg:x2="13.658cm" svg:y2="11.255cm">
          <text:p/>
        </draw:line>
        <draw:frame draw:style-name="gr29" draw:text-style-name="P9" draw:layer="layout" svg:width="2.719cm" svg:height="0.708cm" svg:x="13.085cm" svg:y="8.855cm">
          <draw:text-box>
            <text:p><text:span text:style-name="T7">y </text:span><text:span text:style-name="T8">=</text:span><text:span text:style-name="T8">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13.661cm" svg:y1="10.538cm" svg:x2="12.068cm" svg:y2="12.118cm">
          <text:p/>
        </draw:line>
        <draw:line draw:style-name="gr11" draw:text-style-name="P2" draw:layer="layout" svg:x1="13.661cm" svg:y1="10.538cm" svg:x2="12.925cm" svg:y2="10.538cm">
          <text:p/>
        </draw:line>
        <draw:frame draw:style-name="gr30" draw:text-style-name="P10" draw:layer="layout" svg:width="0.678cm" svg:height="0.802cm" svg:x="13.3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4.0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4.7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11.772cm" svg:y="11.196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1cm" svg:height="0.802cm" svg:x="12.295cm" svg:y="11.598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0.678cm" svg:height="0.802cm" svg:x="12.351cm" svg:y="10.187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2.3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2.355cm" svg:y="8.872cm">
          <draw:text-box>
            <text:p><text:span text:style-name="T6">3</text:span></text:p>
          </draw:text-box>
        </draw:frame>
        <draw:line draw:style-name="gr31" draw:text-style-name="P8" draw:layer="layout" svg:x1="13.029cm" svg:y1="11.971cm" svg:x2="12.865cm" svg:y2="11.971cm">
          <text:p/>
        </draw:line>
        <draw:line draw:style-name="gr31" draw:text-style-name="P8" draw:layer="layout" svg:x1="13.029cm" svg:y1="10.538cm" svg:x2="12.865cm" svg:y2="10.538cm">
          <text:p/>
        </draw:line>
        <draw:line draw:style-name="gr31" draw:text-style-name="P8" draw:layer="layout" svg:x1="13.029cm" svg:y1="9.222cm" svg:x2="12.865cm" svg:y2="9.222cm">
          <text:p/>
        </draw:line>
        <draw:line draw:style-name="gr31" draw:text-style-name="P8" draw:layer="layout" svg:x1="13.029cm" svg:y1="9.871cm" svg:x2="12.865cm" svg:y2="9.871cm">
          <text:p/>
        </draw:line>
        <draw:line draw:style-name="gr31" draw:text-style-name="P8" draw:layer="layout" svg:x1="12.251cm" svg:y1="11.338cm" svg:x2="12.251cm" svg:y2="11.174cm">
          <text:p/>
        </draw:line>
        <draw:line draw:style-name="gr31" draw:text-style-name="P8" draw:layer="layout" svg:x1="13.663cm" svg:y1="11.338cm" svg:x2="13.663cm" svg:y2="11.174cm">
          <text:p/>
        </draw:line>
        <draw:line draw:style-name="gr31" draw:text-style-name="P8" draw:layer="layout" svg:x1="15.115cm" svg:y1="11.338cm" svg:x2="15.115cm" svg:y2="11.174cm">
          <text:p/>
        </draw:line>
        <draw:line draw:style-name="gr31" draw:text-style-name="P8" draw:layer="layout" svg:x1="14.385cm" svg:y1="11.338cm" svg:x2="14.385cm" svg:y2="11.174cm">
          <text:p/>
        </draw:line>
        <draw:frame draw:style-name="gr30" draw:text-style-name="P12" draw:layer="layout" svg:width="0.678cm" svg:height="0.802cm" svg:x="13.941cm" svg:y="9.111cm">
          <draw:text-box>
            <text:p><text:span text:style-name="T9">1</text:span></text:p>
          </draw:text-box>
        </draw:frame>
        <draw:g>
          <draw:line draw:style-name="gr2" draw:text-style-name="P2" draw:layer="layout" svg:x1="16.4cm" svg:y1="11.254cm" svg:x2="20.461cm" svg:y2="11.254cm">
            <text:p/>
          </draw:line>
          <draw:custom-shape draw:style-name="gr3" draw:text-style-name="P3" draw:layer="layout" svg:width="0.177cm" svg:height="0.353cm" draw:transform="rotate (-1.5707963267949) translate (20.6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7.2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0.3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7.555cm" svg:y="11.141cm">
          <draw:text-box>
            <text:p><text:span text:style-name="T6">O</text:span></text:p>
          </draw:text-box>
        </draw:frame>
        <draw:frame draw:style-name="gr29" draw:text-style-name="P9" draw:layer="layout" svg:width="2.719cm" svg:height="0.708cm" svg:x="17.789cm" svg:y="9.752cm">
          <draw:text-box>
            <text:p><text:span text:style-name="T7">y </text:span><text:span text:style-name="T8">=</text:span><text:span text:style-name="T8">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17.749cm" svg:y1="10.538cm" svg:x2="16.4cm" svg:y2="10.538cm">
          <text:p/>
        </draw:line>
        <draw:frame draw:style-name="gr30" draw:text-style-name="P10" draw:layer="layout" svg:width="0.678cm" svg:height="0.802cm" svg:x="18.1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8.8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9.5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16.572cm" svg:y="11.196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1cm" svg:height="0.802cm" svg:x="17.095cm" svg:y="11.598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0.678cm" svg:height="0.802cm" svg:x="17.164cm" svg:y="10.439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7.1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7.155cm" svg:y="8.872cm">
          <draw:text-box>
            <text:p><text:span text:style-name="T6">3</text:span></text:p>
          </draw:text-box>
        </draw:frame>
        <draw:line draw:style-name="gr31" draw:text-style-name="P8" draw:layer="layout" svg:x1="17.829cm" svg:y1="11.971cm" svg:x2="17.665cm" svg:y2="11.971cm">
          <text:p/>
        </draw:line>
        <draw:line draw:style-name="gr31" draw:text-style-name="P8" draw:layer="layout" svg:x1="17.829cm" svg:y1="9.871cm" svg:x2="17.665cm" svg:y2="9.871cm">
          <text:p/>
        </draw:line>
        <draw:line draw:style-name="gr31" draw:text-style-name="P8" draw:layer="layout" svg:x1="17.051cm" svg:y1="11.338cm" svg:x2="17.051cm" svg:y2="11.174cm">
          <text:p/>
        </draw:line>
        <draw:line draw:style-name="gr31" draw:text-style-name="P8" draw:layer="layout" svg:x1="18.463cm" svg:y1="11.338cm" svg:x2="18.463cm" svg:y2="11.174cm">
          <text:p/>
        </draw:line>
        <draw:line draw:style-name="gr31" draw:text-style-name="P8" draw:layer="layout" svg:x1="19.915cm" svg:y1="11.338cm" svg:x2="19.915cm" svg:y2="11.174cm">
          <text:p/>
        </draw:line>
        <draw:line draw:style-name="gr31" draw:text-style-name="P8" draw:layer="layout" svg:x1="19.185cm" svg:y1="11.338cm" svg:x2="19.185cm" svg:y2="11.174cm">
          <text:p/>
        </draw:line>
        <draw:frame draw:style-name="gr30" draw:text-style-name="P12" draw:layer="layout" svg:width="0.678cm" svg:height="0.802cm" svg:x="18.645cm" svg:y="10.008cm">
          <draw:text-box>
            <text:p><text:span text:style-name="T9">2</text:span></text:p>
          </draw:text-box>
        </draw:frame>
        <draw:line draw:style-name="gr28" draw:text-style-name="P8" draw:layer="layout" svg:x1="20.4cm" svg:y1="9.222cm" svg:x2="17.749cm" svg:y2="9.222cm">
          <text:p/>
        </draw:line>
        <draw:custom-shape draw:style-name="gr34" draw:text-style-name="P13" draw:layer="layout" svg:width="0.2cm" svg:height="0.2cm" svg:x="17.65cm" svg:y="10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2cm" svg:height="0.2cm" svg:x="17.65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5" draw:text-style-name="P4" draw:layer="layout" svg:x1="17.749cm" svg:y1="12.279cm" svg:x2="17.749cm" svg:y2="8.716cm">
            <text:p/>
          </draw:line>
          <draw:custom-shape draw:style-name="gr36" draw:text-style-name="P5" draw:layer="layout" svg:width="0.155cm" svg:height="0.311cm" svg:x="17.6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17.65cm" svg:y="9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1.2cm" svg:y1="11.254cm" svg:x2="25.261cm" svg:y2="11.254cm">
            <text:p/>
          </draw:line>
          <draw:custom-shape draw:style-name="gr3" draw:text-style-name="P3" draw:layer="layout" svg:width="0.177cm" svg:height="0.353cm" draw:transform="rotate (-1.5707963267949) translate (25.4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22.0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5.1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22.355cm" svg:y="11.141cm">
          <draw:text-box>
            <text:p><text:span text:style-name="T6">O</text:span></text:p>
          </draw:text-box>
        </draw:frame>
        <draw:frame draw:style-name="gr29" draw:text-style-name="P9" draw:layer="layout" svg:width="2.719cm" svg:height="0.708cm" svg:x="22.589cm" svg:y="8.821cm">
          <draw:text-box>
            <text:p><text:span text:style-name="T7">y </text:span><text:span text:style-name="T8">=</text:span><text:span text:style-name="T8">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24cm" svg:y1="10.538cm" svg:x2="21.2cm" svg:y2="10.538cm">
          <text:p/>
        </draw:line>
        <draw:frame draw:style-name="gr30" draw:text-style-name="P10" draw:layer="layout" svg:width="0.678cm" svg:height="0.802cm" svg:x="22.9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3.6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4.3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21.372cm" svg:y="11.196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1cm" svg:height="0.802cm" svg:x="21.895cm" svg:y="11.598cm">
          <draw:text-box>
            <text:p><text:span text:style-name="T6">-</text:span><text:span text:style-name="T6">1</text:span></text:p>
          </draw:text-box>
        </draw:frame>
        <draw:frame draw:style-name="gr30" draw:text-style-name="P10" draw:layer="layout" svg:width="0.678cm" svg:height="0.802cm" svg:x="21.964cm" svg:y="10.439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1.9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1.955cm" svg:y="8.872cm">
          <draw:text-box>
            <text:p><text:span text:style-name="T6">3</text:span></text:p>
          </draw:text-box>
        </draw:frame>
        <draw:line draw:style-name="gr31" draw:text-style-name="P8" draw:layer="layout" svg:x1="22.629cm" svg:y1="11.971cm" svg:x2="22.465cm" svg:y2="11.971cm">
          <text:p/>
        </draw:line>
        <draw:line draw:style-name="gr31" draw:text-style-name="P8" draw:layer="layout" svg:x1="22.633cm" svg:y1="9.871cm" svg:x2="22.465cm" svg:y2="9.871cm">
          <text:p/>
        </draw:line>
        <draw:line draw:style-name="gr31" draw:text-style-name="P8" draw:layer="layout" svg:x1="21.851cm" svg:y1="11.338cm" svg:x2="21.851cm" svg:y2="11.174cm">
          <text:p/>
        </draw:line>
        <draw:line draw:style-name="gr31" draw:text-style-name="P8" draw:layer="layout" svg:x1="23.263cm" svg:y1="11.338cm" svg:x2="23.263cm" svg:y2="11.174cm">
          <text:p/>
        </draw:line>
        <draw:line draw:style-name="gr31" draw:text-style-name="P8" draw:layer="layout" svg:x1="24.715cm" svg:y1="11.338cm" svg:x2="24.715cm" svg:y2="11.174cm">
          <text:p/>
        </draw:line>
        <draw:line draw:style-name="gr31" draw:text-style-name="P8" draw:layer="layout" svg:x1="23.985cm" svg:y1="11.338cm" svg:x2="23.985cm" svg:y2="11.174cm">
          <text:p/>
        </draw:line>
        <draw:frame draw:style-name="gr30" draw:text-style-name="P12" draw:layer="layout" svg:width="0.678cm" svg:height="0.802cm" svg:x="23.445cm" svg:y="9.077cm">
          <draw:text-box>
            <text:p><text:span text:style-name="T9">3</text:span></text:p>
          </draw:text-box>
        </draw:frame>
        <draw:g>
          <draw:line draw:style-name="gr38" draw:text-style-name="P4" draw:layer="layout" svg:x1="22.549cm" svg:y1="12.279cm" svg:x2="22.549cm" svg:y2="8.716cm">
            <text:p/>
          </draw:line>
          <draw:custom-shape draw:style-name="gr39" draw:text-style-name="P5" draw:layer="layout" svg:width="0.155cm" svg:height="0.311cm" svg:x="22.4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23.888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3.989cm" svg:y1="10.566cm" svg:x2="23.989cm" svg:y2="11.255cm">
          <text:p/>
        </draw:line>
        <draw:custom-shape draw:style-name="gr34" draw:text-style-name="P13" draw:layer="layout" svg:width="0.2cm" svg:height="0.2cm" svg:x="23.887cm" svg:y="10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23.985cm" svg:y1="11.254cm" svg:x2="24.931cm" svg:y2="12.179cm">
          <text:p/>
        </draw:line>
        <draw:line draw:style-name="gr31" draw:text-style-name="P8" draw:layer="layout" svg:x1="22.633cm" svg:y1="9.214cm" svg:x2="22.465cm" svg:y2="9.214cm">
          <text:p/>
        </draw:lin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41" draw:text-style-name="P16" draw:layer="layout" svg:width="3.805cm" svg:height="3.417cm" svg:x="22.466cm" svg:y="1.856cm" svg:viewBox="0 0 3806 3418" draw:points="1206,0 0,3418 3806,2600">
          <text:p/>
        </draw:polygon>
        <draw:polygon draw:style-name="gr9" draw:text-style-name="P8" draw:layer="layout" svg:width="9.409cm" svg:height="4.523cm" draw:transform="rotate (-1.5707963267949) translate (7.79999999999999cm 1.98099999999999cm)" svg:viewBox="0 0 9410 4524" draw:points="0,4524 9391,4524 9410,0">
          <text:p/>
        </draw:polygon>
        <draw:line draw:style-name="gr9" draw:text-style-name="P8" draw:layer="layout" svg:x1="3.276cm" svg:y1="2.665cm" svg:x2="3.6cm" svg:y2="2.665cm">
          <text:p/>
        </draw:line>
        <draw:line draw:style-name="gr9" draw:text-style-name="P8" draw:layer="layout" svg:x1="3.276cm" svg:y1="3.4cm" svg:x2="3.929cm" svg:y2="3.4cm">
          <text:p/>
        </draw:line>
        <draw:line draw:style-name="gr9" draw:text-style-name="P8" draw:layer="layout" svg:x1="3.276cm" svg:y1="4.135cm" svg:x2="4.326cm" svg:y2="4.135cm">
          <text:p/>
        </draw:line>
        <draw:line draw:style-name="gr9" draw:text-style-name="P8" draw:layer="layout" svg:x1="3.276cm" svg:y1="9.865cm" svg:x2="7.051cm" svg:y2="9.865cm">
          <text:p/>
        </draw:line>
        <draw:line draw:style-name="gr9" draw:text-style-name="P8" draw:layer="layout" svg:x1="3.276cm" svg:y1="10.613cm" svg:x2="7.422cm" svg:y2="10.613cm">
          <text:p/>
        </draw:line>
        <draw:line draw:style-name="gr31" draw:text-style-name="P8" draw:layer="layout" svg:x1="3.276cm" svg:y1="11.027cm" svg:x2="3.6cm" svg:y2="11.027cm">
          <text:p/>
        </draw:line>
        <draw:line draw:style-name="gr31" draw:text-style-name="P8" draw:layer="layout" svg:x1="3.6cm" svg:y1="11.027cm" svg:x2="3.6cm" svg:y2="11.4cm">
          <text:p/>
        </draw:line>
        <draw:frame draw:style-name="gr42" draw:text-style-name="P17" draw:layer="layout" svg:width="0.887cm" svg:height="0.873cm" svg:x="2.885cm" svg:y="1.211cm">
          <draw:text-box>
            <text:p><text:span text:style-name="T10">A</text:span></text:p>
          </draw:text-box>
        </draw:frame>
        <draw:frame draw:style-name="gr42" draw:text-style-name="P17" draw:layer="layout" svg:width="0.887cm" svg:height="0.873cm" svg:x="2.313cm" svg:y="2.236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2.51cm">
          <draw:text-box>
            <text:p><text:span text:style-name="T11">1</text:span></text:p>
          </draw:text-box>
        </draw:frame>
        <draw:frame draw:style-name="gr42" draw:text-style-name="P17" draw:layer="layout" svg:width="0.887cm" svg:height="0.873cm" svg:x="2.313cm" svg:y="2.921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3.195cm">
          <draw:text-box>
            <text:p><text:span text:style-name="T11">2</text:span></text:p>
          </draw:text-box>
        </draw:frame>
        <draw:frame draw:style-name="gr42" draw:text-style-name="P17" draw:layer="layout" svg:width="0.887cm" svg:height="0.873cm" svg:x="2.313cm" svg:y="3.595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3.869cm">
          <draw:text-box>
            <text:p><text:span text:style-name="T11">3</text:span></text:p>
          </draw:text-box>
        </draw:frame>
        <draw:frame draw:style-name="gr42" draw:text-style-name="P17" draw:layer="layout" svg:width="0.887cm" svg:height="0.873cm" svg:x="2.013cm" svg:y="9.332cm">
          <draw:text-box>
            <text:p><text:span text:style-name="T10">B</text:span></text:p>
          </draw:text-box>
        </draw:frame>
        <draw:frame draw:style-name="gr8" draw:text-style-name="P18" draw:layer="layout" svg:width="1.387cm" svg:height="0.866cm" svg:x="2.413cm" svg:y="9.606cm">
          <draw:text-box>
            <text:p><text:span text:style-name="T12">n</text:span><text:span text:style-name="T12">-</text:span><text:span text:style-name="T11">2</text:span></text:p>
          </draw:text-box>
        </draw:frame>
        <draw:frame draw:style-name="gr42" draw:text-style-name="P17" draw:layer="layout" svg:width="0.887cm" svg:height="0.873cm" svg:x="2.013cm" svg:y="10.06cm">
          <draw:text-box>
            <text:p><text:span text:style-name="T10">B</text:span></text:p>
          </draw:text-box>
        </draw:frame>
        <draw:frame draw:style-name="gr8" draw:text-style-name="P18" draw:layer="layout" svg:width="1.387cm" svg:height="0.866cm" svg:x="2.413cm" svg:y="10.334cm">
          <draw:text-box>
            <text:p><text:span text:style-name="T12">n</text:span><text:span text:style-name="T12">-</text:span><text:span text:style-name="T11">1</text:span></text:p>
          </draw:text-box>
        </draw:frame>
        <draw:frame draw:style-name="gr42" draw:text-style-name="P17" draw:layer="layout" svg:width="0.887cm" svg:height="0.873cm" svg:x="3.6cm" svg:y="2.2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cm" svg:y="2.474cm">
          <draw:text-box>
            <text:p><text:span text:style-name="T11">1</text:span></text:p>
          </draw:text-box>
        </draw:frame>
        <draw:frame draw:style-name="gr42" draw:text-style-name="P17" draw:layer="layout" svg:width="0.887cm" svg:height="0.873cm" svg:x="4cm" svg:y="2.995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.4cm" svg:y="3.269cm">
          <draw:text-box>
            <text:p><text:span text:style-name="T11">2</text:span></text:p>
          </draw:text-box>
        </draw:frame>
        <draw:frame draw:style-name="gr42" draw:text-style-name="P17" draw:layer="layout" svg:width="0.887cm" svg:height="0.873cm" svg:x="4.264cm" svg:y="3.669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.664cm" svg:y="3.943cm">
          <draw:text-box>
            <text:p><text:span text:style-name="T11">3</text:span></text:p>
          </draw:text-box>
        </draw:frame>
        <draw:frame draw:style-name="gr42" draw:text-style-name="P17" draw:layer="layout" svg:width="0.887cm" svg:height="0.873cm" svg:x="7.2cm" svg:y="9.26cm">
          <draw:text-box>
            <text:p><text:span text:style-name="T10">C</text:span></text:p>
          </draw:text-box>
        </draw:frame>
        <draw:frame draw:style-name="gr8" draw:text-style-name="P18" draw:layer="layout" svg:width="1.6cm" svg:height="0.866cm" svg:x="7.6cm" svg:y="9.534cm">
          <draw:text-box>
            <text:p><text:span text:style-name="T12">n</text:span><text:span text:style-name="T12">-</text:span><text:span text:style-name="T11">2</text:span></text:p>
          </draw:text-box>
        </draw:frame>
        <draw:frame draw:style-name="gr42" draw:text-style-name="P17" draw:layer="layout" svg:width="0.887cm" svg:height="0.873cm" svg:x="7.513cm" svg:y="10.06cm">
          <draw:text-box>
            <text:p><text:span text:style-name="T10">C</text:span></text:p>
          </draw:text-box>
        </draw:frame>
        <draw:frame draw:style-name="gr8" draw:text-style-name="P18" draw:layer="layout" svg:width="1.287cm" svg:height="0.866cm" svg:x="7.913cm" svg:y="10.334cm">
          <draw:text-box>
            <text:p><text:span text:style-name="T12">n</text:span><text:span text:style-name="T12">-</text:span><text:span text:style-name="T11">1</text:span></text:p>
          </draw:text-box>
        </draw:frame>
        <draw:frame draw:style-name="gr42" draw:text-style-name="P17" draw:layer="layout" svg:width="0.887cm" svg:height="0.873cm" svg:x="7.829cm" svg:y="10.891cm">
          <draw:text-box>
            <text:p><text:span text:style-name="T10">C</text:span></text:p>
          </draw:text-box>
        </draw:frame>
        <draw:frame draw:style-name="gr42" draw:text-style-name="P17" draw:layer="layout" svg:width="0.887cm" svg:height="0.873cm" svg:x="2.473cm" svg:y="10.927cm">
          <draw:text-box>
            <text:p><text:span text:style-name="T10">B</text:span></text:p>
          </draw:text-box>
        </draw:frame>
        <draw:frame draw:style-name="gr42" draw:text-style-name="P17" draw:layer="layout" svg:width="0.887cm" svg:height="0.873cm" svg:x="3.713cm" svg:y="5.182cm">
          <draw:text-box>
            <text:p><text:span text:style-name="T10">.</text:span></text:p>
          </draw:text-box>
        </draw:frame>
        <draw:frame draw:style-name="gr42" draw:text-style-name="P17" draw:layer="layout" svg:width="0.887cm" svg:height="0.873cm" svg:x="3.713cm" svg:y="5.964cm">
          <draw:text-box>
            <text:p><text:span text:style-name="T10">.</text:span></text:p>
          </draw:text-box>
        </draw:frame>
        <draw:frame draw:style-name="gr42" draw:text-style-name="P17" draw:layer="layout" svg:width="0.887cm" svg:height="0.873cm" svg:x="3.713cm" svg:y="6.763cm">
          <draw:text-box>
            <text:p><text:span text:style-name="T10">.</text:span></text:p>
          </draw:text-box>
        </draw:frame>
        <draw:custom-shape draw:style-name="gr43" draw:text-style-name="P8" draw:layer="layout" svg:width="2.6cm" svg:height="2.6cm" svg:x="22.466cm" svg:y="2.67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3.672cm" svg:y1="1.856cm" svg:x2="26.272cm" svg:y2="1.856cm">
          <text:p/>
        </draw:line>
        <draw:line draw:style-name="gr9" draw:text-style-name="P8" draw:layer="layout" svg:x1="26.272cm" svg:y1="4.456cm" svg:x2="26.272cm" svg:y2="1.856cm">
          <text:p/>
        </draw:line>
        <draw:line draw:style-name="gr11" draw:text-style-name="P8" draw:layer="layout" svg:x1="23.672cm" svg:y1="4.456cm" svg:x2="23.672cm" svg:y2="1.856cm">
          <text:p/>
        </draw:line>
        <draw:line draw:style-name="gr11" draw:text-style-name="P8" draw:layer="layout" svg:x1="26.272cm" svg:y1="4.456cm" svg:x2="23.672cm" svg:y2="4.456cm">
          <text:p/>
        </draw:line>
        <draw:line draw:style-name="gr9" draw:text-style-name="P8" draw:layer="layout" svg:x1="23.672cm" svg:y1="1.856cm" svg:x2="22.466cm" svg:y2="2.673cm">
          <text:p/>
        </draw:line>
        <draw:line draw:style-name="gr9" draw:text-style-name="P8" draw:layer="layout" svg:x1="25.066cm" svg:y1="2.673cm" svg:x2="26.272cm" svg:y2="1.856cm">
          <text:p/>
        </draw:line>
        <draw:line draw:style-name="gr9" draw:text-style-name="P8" draw:layer="layout" svg:x1="26.272cm" svg:y1="4.456cm" svg:x2="25.066cm" svg:y2="5.273cm">
          <text:p/>
        </draw:line>
        <draw:line draw:style-name="gr11" draw:text-style-name="P8" draw:layer="layout" svg:x1="22.466cm" svg:y1="5.273cm" svg:x2="23.672cm" svg:y2="4.456cm">
          <text:p/>
        </draw:line>
        <draw:line draw:style-name="gr11" draw:text-style-name="P8" draw:layer="layout" svg:x1="22.466cm" svg:y1="5.274cm" svg:x2="23.672cm" svg:y2="1.856cm">
          <text:p/>
        </draw:line>
        <draw:line draw:style-name="gr11" draw:text-style-name="P8" draw:layer="layout" svg:x1="26.272cm" svg:y1="4.456cm" svg:x2="23.672cm" svg:y2="1.856cm">
          <text:p/>
        </draw:line>
        <draw:line draw:style-name="gr11" draw:text-style-name="P8" draw:layer="layout" svg:x1="26.272cm" svg:y1="4.456cm" svg:x2="22.466cm" svg:y2="5.274cm">
          <text:p/>
        </draw:line>
        <draw:frame draw:style-name="gr8" draw:text-style-name="P7" draw:layer="layout" svg:width="0.887cm" svg:height="0.866cm" svg:x="23.113cm" svg:y="1.2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21.8cm" svg:y="2.32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24.495cm" svg:y="2.019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26.018cm" svg:y="1.219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26.113cm" svg:y="3.928cm">
          <draw:text-box>
            <text:p><text:span text:style-name="T2">H</text:span></text:p>
          </draw:text-box>
        </draw:frame>
        <draw:frame draw:style-name="gr8" draw:text-style-name="P7" draw:layer="layout" svg:width="0.887cm" svg:height="0.866cm" svg:x="24.8cm" svg:y="5.062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21.913cm" svg:y="5.062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23.495cm" svg:y="3.808cm">
          <draw:text-box>
            <text:p><text:span text:style-name="T2">E</text:span></text:p>
          </draw:text-box>
        </draw:frame>
        <draw:custom-shape draw:style-name="gr44" draw:text-style-name="P8" draw:layer="layout" svg:width="4.055cm" svg:height="2.045cm" svg:x="11.945cm" svg:y="8.3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3.695cm" svg:height="1.748cm" svg:x="12.117cm" svg:y="8.5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9.8cm" svg:y1="4.375cm" svg:x2="17.871cm" svg:y2="4.375cm">
            <text:p/>
          </draw:line>
          <draw:custom-shape draw:style-name="gr3" draw:text-style-name="P3" draw:layer="layout" svg:width="0.164cm" svg:height="0.329cm" draw:transform="rotate (-1.5707963267949) translate (18.2cm 4.2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1.476cm" svg:y="1.34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8.146cm" svg:y="4.054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1.713cm" svg:y="4.334cm">
          <draw:text-box>
            <text:p><text:span text:style-name="T6">O</text:span></text:p>
          </draw:text-box>
        </draw:frame>
        <draw:line draw:style-name="gr9" draw:text-style-name="P8" draw:layer="layout" svg:x1="11.828cm" svg:y1="2.6cm" svg:x2="10cm" svg:y2="4.4cm">
          <text:p/>
        </draw:line>
        <draw:frame draw:style-name="gr30" draw:text-style-name="P10" draw:layer="layout" svg:width="0.972cm" svg:height="0.802cm" svg:x="11.828cm" svg:y="2.286cm">
          <draw:text-box>
            <text:p><text:span text:style-name="T6">2</text:span><text:span text:style-name="T5">π</text:span></text:p>
          </draw:text-box>
        </draw:frame>
        <draw:g>
          <draw:line draw:style-name="gr46" draw:text-style-name="P4" draw:layer="layout" svg:x1="11.828cm" svg:y1="5.6cm" svg:x2="11.828cm" svg:y2="2.037cm">
            <text:p/>
          </draw:line>
          <draw:custom-shape draw:style-name="gr47" draw:text-style-name="P5" draw:layer="layout" svg:width="0.155cm" svg:height="0.311cm" svg:x="1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9.94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372cm" svg:height="0.802cm" svg:x="9.636cm" svg:y="4.362cm">
          <draw:text-box>
            <text:p><text:span text:style-name="T6">-</text:span><text:span text:style-name="T6">2</text:span><text:span text:style-name="T5">π</text:span></text:p>
          </draw:text-box>
        </draw:frame>
        <draw:frame draw:style-name="gr30" draw:text-style-name="P10" draw:layer="layout" svg:width="1.372cm" svg:height="0.802cm" svg:x="13.272cm" svg:y="4.362cm">
          <draw:text-box>
            <text:p><text:span text:style-name="T6">2</text:span><text:span text:style-name="T5">π</text:span></text:p>
          </draw:text-box>
        </draw:frame>
        <draw:frame draw:style-name="gr30" draw:text-style-name="P10" draw:layer="layout" svg:width="1.372cm" svg:height="0.802cm" svg:x="15.082cm" svg:y="4.362cm">
          <draw:text-box>
            <text:p><text:span text:style-name="T6">4</text:span><text:span text:style-name="T5">π</text:span></text:p>
          </draw:text-box>
        </draw:frame>
        <draw:line draw:style-name="gr9" draw:text-style-name="P8" draw:layer="layout" svg:x1="13.614cm" svg:y1="2.6cm" svg:x2="11.786cm" svg:y2="4.4cm">
          <text:p/>
        </draw:line>
        <draw:custom-shape draw:style-name="gr34" draw:text-style-name="P13" draw:layer="layout" svg:width="0.2cm" svg:height="0.2cm" svg:x="13.51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1.732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5.391cm" svg:y1="2.6cm" svg:x2="13.563cm" svg:y2="4.4cm">
          <text:p/>
        </draw:line>
        <draw:custom-shape draw:style-name="gr34" draw:text-style-name="P13" draw:layer="layout" svg:width="0.2cm" svg:height="0.2cm" svg:x="15.292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3.509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7.158cm" svg:y1="2.6cm" svg:x2="15.33cm" svg:y2="4.4cm">
          <text:p/>
        </draw:line>
        <draw:custom-shape draw:style-name="gr34" draw:text-style-name="P13" draw:layer="layout" svg:width="0.2cm" svg:height="0.2cm" svg:x="17.05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5.27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8cm" svg:y1="3.549cm" svg:x2="17.135cm" svg:y2="4.4cm">
          <text:p/>
        </draw:line>
        <draw:custom-shape draw:style-name="gr37" draw:text-style-name="P14" draw:layer="layout" svg:width="0.2cm" svg:height="0.2cm" svg:x="17.081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0.054cm" svg:y1="2.6cm" svg:x2="9.826cm" svg:y2="2.824cm">
          <text:p/>
        </draw:line>
        <draw:custom-shape draw:style-name="gr34" draw:text-style-name="P13" draw:layer="layout" svg:width="0.2cm" svg:height="0.2cm" svg:x="9.95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2cm" svg:height="0.2cm" svg:x="11.72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2.4cm" svg:height="2.4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1.2cm" svg:height="1.2cm" svg:x="20.8cm" svg:y="9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cm" svg:height="1.2cm" svg:x="22cm" svg:y="9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0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3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2.2cm" svg:height="2.2cm" svg:x="23.2cm" svg:y="9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55cm" svg:height="0.55cm" svg:x="23.2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55cm" svg:height="0.55cm" svg:x="23.2cm" svg:y="12.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0.55cm" svg:height="0.55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0.55cm" svg:height="0.55cm" svg:x="23.2cm" svg:y="13.4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0.55cm" svg:height="0.55cm" svg:x="23.75cm" svg:y="13.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5cm" svg:height="0.55cm" svg:x="24.3cm" svg:y="13.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5cm" svg:height="0.55cm" svg:x="24.85cm" svg:y="13.4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1.65cm" svg:height="1.65cm" svg:x="23.75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887cm" svg:height="0.866cm" svg:x="21.583cm" svg:y="8.117cm">
          <draw:text-box>
            <text:p><text:span text:style-name="T1">A</text:span></text:p>
          </draw:text-box>
        </draw:frame>
        <draw:frame draw:style-name="gr8" draw:text-style-name="P6" draw:layer="layout" svg:width="0.887cm" svg:height="0.866cm" svg:x="24.113cm" svg:y="12.315cm">
          <draw:text-box>
            <text:p><text:span text:style-name="T1">B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62" draw:text-style-name="P8" draw:layer="layout" svg:width="1.738cm" svg:height="1.52cm" svg:x="2.578cm" svg:y="3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draw:layer="layout" svg:width="2.571cm" svg:height="2.248cm" svg:x="4.316cm" svg:y="2.6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8" draw:layer="layout" svg:x1="3.439cm" svg:y1="3.334cm" svg:x2="6.887cm" svg:y2="4.854cm">
          <text:p/>
        </draw:line>
        <draw:line draw:style-name="gr9" draw:text-style-name="P8" draw:layer="layout" svg:x1="5.6cm" svg:y1="2.606cm" svg:x2="2.578cm" svg:y2="4.854cm">
          <text:p/>
        </draw:line>
        <draw:frame draw:style-name="gr42" draw:text-style-name="P10" draw:layer="layout" svg:width="0.887cm" svg:height="0.873cm" svg:x="1.989cm" svg:y="4.595cm">
          <draw:text-box>
            <text:p text:style-name="P20"><text:span text:style-name="T13">A</text:span></text:p>
          </draw:text-box>
        </draw:frame>
        <draw:frame draw:style-name="gr42" draw:text-style-name="P10" draw:layer="layout" svg:width="0.887cm" svg:height="0.873cm" svg:x="6.745cm" svg:y="4.64cm">
          <draw:text-box>
            <text:p text:style-name="P20"><text:span text:style-name="T13">B</text:span></text:p>
          </draw:text-box>
        </draw:frame>
        <draw:frame draw:style-name="gr42" draw:text-style-name="P10" draw:layer="layout" svg:width="0.887cm" svg:height="0.873cm" svg:x="3.681cm" svg:y="4.814cm">
          <draw:text-box>
            <text:p text:style-name="P20"><text:span text:style-name="T13">C</text:span></text:p>
          </draw:text-box>
        </draw:frame>
        <draw:frame draw:style-name="gr42" draw:text-style-name="P10" draw:layer="layout" svg:width="0.887cm" svg:height="0.873cm" svg:x="2.905cm" svg:y="2.824cm">
          <draw:text-box>
            <text:p text:style-name="P20"><text:span text:style-name="T13">D</text:span></text:p>
          </draw:text-box>
        </draw:frame>
        <draw:frame draw:style-name="gr42" draw:text-style-name="P10" draw:layer="layout" svg:width="0.887cm" svg:height="0.873cm" svg:x="5.305cm" svg:y="2.032cm">
          <draw:text-box>
            <text:p text:style-name="P20"><text:span text:style-name="T13">E</text:span></text:p>
          </draw:text-box>
        </draw:frame>
        <draw:custom-shape draw:style-name="gr64" draw:text-style-name="P8" draw:layer="layout" svg:width="1.2cm" svg:height="1.2cm" svg:x="11.4cm" svg:y="1.3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8" draw:layer="layout" svg:width="2.4cm" svg:height="2.4cm" svg:x="12.6cm" svg:y="1.3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8" draw:layer="layout" svg:width="2.4cm" svg:height="2.4cm" svg:x="13.8cm" svg:y="3.7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8" draw:layer="layout" svg:x1="15cm" svg:y1="2.512cm" svg:x2="16.2cm" svg:y2="3.712cm">
          <text:p/>
        </draw:line>
        <draw:line draw:style-name="gr66" draw:text-style-name="P8" draw:layer="layout" svg:x1="12.6cm" svg:y1="1.312cm" svg:x2="13.8cm" svg:y2="1.312cm">
          <text:p/>
        </draw:line>
        <draw:line draw:style-name="gr9" draw:text-style-name="P8" draw:layer="layout" svg:x1="11.4cm" svg:y1="1.312cm" svg:x2="10.8cm" svg:y2="1.912cm">
          <text:p/>
        </draw:line>
        <draw:line draw:style-name="gr9" draw:text-style-name="P8" draw:layer="layout" svg:x1="11.4cm" svg:y1="2.512cm" svg:x2="10.8cm" svg:y2="1.912cm">
          <text:p/>
        </draw:line>
        <draw:frame draw:style-name="gr42" draw:text-style-name="P22" draw:layer="layout" svg:width="0.887cm" svg:height="0.873cm" svg:x="14.582cm" svg:y="4.522cm">
          <draw:text-box>
            <text:p text:style-name="P21">S</text:p>
          </draw:text-box>
        </draw:frame>
        <draw:frame draw:style-name="gr8" draw:text-style-name="P12" draw:layer="layout" svg:width="0.887cm" svg:height="0.866cm" svg:x="14.828cm" svg:y="4.651cm">
          <draw:text-box>
            <text:p text:style-name="P23"><text:span text:style-name="T13">1</text:span></text:p>
          </draw:text-box>
        </draw:frame>
        <draw:frame draw:style-name="gr42" draw:text-style-name="P22" draw:layer="layout" svg:width="0.887cm" svg:height="0.873cm" svg:x="14.53cm" svg:y="2.952cm">
          <draw:text-box>
            <text:p text:style-name="P21">T</text:p>
          </draw:text-box>
        </draw:frame>
        <draw:frame draw:style-name="gr8" draw:text-style-name="P12" draw:layer="layout" svg:width="0.887cm" svg:height="0.866cm" svg:x="14.776cm" svg:y="3.081cm">
          <draw:text-box>
            <text:p text:style-name="P23"><text:span text:style-name="T13">1</text:span></text:p>
          </draw:text-box>
        </draw:frame>
        <draw:frame draw:style-name="gr42" draw:text-style-name="P22" draw:layer="layout" svg:width="0.887cm" svg:height="0.873cm" svg:x="13.4cm" svg:y="2.2cm">
          <draw:text-box>
            <text:p text:style-name="P21">S</text:p>
          </draw:text-box>
        </draw:frame>
        <draw:frame draw:style-name="gr8" draw:text-style-name="P12" draw:layer="layout" svg:width="0.887cm" svg:height="0.866cm" svg:x="13.646cm" svg:y="2.329cm">
          <draw:text-box>
            <text:p text:style-name="P23"><text:span text:style-name="T13">2</text:span></text:p>
          </draw:text-box>
        </draw:frame>
        <draw:frame draw:style-name="gr42" draw:text-style-name="P22" draw:layer="layout" svg:width="0.887cm" svg:height="0.873cm" svg:x="12.513cm" svg:y="1.334cm">
          <draw:text-box>
            <text:p text:style-name="P21">T</text:p>
          </draw:text-box>
        </draw:frame>
        <draw:frame draw:style-name="gr8" draw:text-style-name="P12" draw:layer="layout" svg:width="0.887cm" svg:height="0.866cm" svg:x="12.759cm" svg:y="1.463cm">
          <draw:text-box>
            <text:p text:style-name="P23"><text:span text:style-name="T13">2</text:span></text:p>
          </draw:text-box>
        </draw:frame>
        <draw:frame draw:style-name="gr42" draw:text-style-name="P22" draw:layer="layout" svg:width="0.887cm" svg:height="0.873cm" svg:x="11.54cm" svg:y="1.581cm">
          <draw:text-box>
            <text:p text:style-name="P21">S</text:p>
          </draw:text-box>
        </draw:frame>
        <draw:frame draw:style-name="gr8" draw:text-style-name="P12" draw:layer="layout" svg:width="0.887cm" svg:height="0.866cm" svg:x="11.786cm" svg:y="1.71cm">
          <draw:text-box>
            <text:p text:style-name="P23"><text:span text:style-name="T13">3</text:span></text:p>
          </draw:text-box>
        </draw:frame>
        <draw:frame draw:style-name="gr42" draw:text-style-name="P22" draw:layer="layout" svg:width="0.887cm" svg:height="0.873cm" svg:x="10.721cm" svg:y="1.615cm">
          <draw:text-box>
            <text:p text:style-name="P21">T</text:p>
          </draw:text-box>
        </draw:frame>
        <draw:frame draw:style-name="gr8" draw:text-style-name="P12" draw:layer="layout" svg:width="0.887cm" svg:height="0.866cm" svg:x="10.967cm" svg:y="1.744cm">
          <draw:text-box>
            <text:p text:style-name="P23"><text:span text:style-name="T13">3</text:span></text:p>
          </draw:text-box>
        </draw:frame>
        <draw:path draw:style-name="gr31" draw:text-style-name="P8" draw:layer="layout" svg:width="0.744cm" svg:height="0.152cm" draw:transform="rotate (2.14082086049624) translate (13.7999999998565cm 6.112000000092cm)" svg:viewBox="0 0 745 153" svg:d="M0 0c371 0 745 153 745 153">
          <text:p/>
        </draw:path>
        <draw:path draw:style-name="gr31" draw:text-style-name="P8" draw:layer="layout" svg:width="0.744cm" svg:height="0.151cm" draw:transform="rotate (1.00216805649514) translate (13.3986836009401cm 4.34000133525016cm)" svg:viewBox="0 0 745 152" svg:d="M745 0c-370-1-745 152-745 152">
          <text:p/>
        </draw:path>
        <draw:path draw:style-name="gr31" draw:text-style-name="P8" draw:layer="layout" svg:width="0.744cm" svg:height="0.152cm" draw:transform="rotate (-2.56249240777807) translate (16.2016929869852cm 6.12281270718226cm)" svg:viewBox="0 0 745 153" svg:d="M0 0c371 0 745 153 745 153">
          <text:p/>
        </draw:path>
        <draw:path draw:style-name="gr31" draw:text-style-name="P8" draw:layer="layout" svg:width="0.744cm" svg:height="0.151cm" draw:transform="rotate (2.58204009540041) translate (14.4274094822241cm 6.51019450725284cm)" svg:viewBox="0 0 745 152" svg:d="M745 0c-370-1-745 152-745 152">
          <text:p/>
        </draw:path>
        <draw:frame draw:style-name="gr8" draw:text-style-name="P25" draw:layer="layout" svg:width="0.887cm" svg:height="0.866cm" svg:x="13.128cm" svg:y="4.534cm">
          <draw:text-box>
            <text:p text:style-name="P24"><text:span text:style-name="T13">2</text:span></text:p>
          </draw:text-box>
        </draw:frame>
        <draw:frame draw:style-name="gr8" draw:text-style-name="P25" draw:layer="layout" svg:width="0.887cm" svg:height="0.866cm" svg:x="14.661cm" svg:y="6.008cm">
          <draw:text-box>
            <text:p text:style-name="P24"><text:span text:style-name="T13">2</text:span></text:p>
          </draw:text-box>
        </draw:frame>
        <draw:g>
          <draw:line draw:style-name="gr2" draw:text-style-name="P2" draw:layer="layout" svg:x1="18.274cm" svg:y1="6.399cm" svg:x2="23.775cm" svg:y2="6.399cm">
            <text:p/>
          </draw:line>
          <draw:custom-shape draw:style-name="gr3" draw:text-style-name="P3" draw:layer="layout" svg:width="0.172cm" svg:height="0.303cm" draw:transform="rotate (-1.5707963267949) translate (24cm 6.31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7" draw:text-style-name="P4" draw:layer="layout" svg:x1="21.21cm" svg:y1="7.673cm" svg:x2="21.21cm" svg:y2="2.208cm">
            <text:p/>
          </draw:line>
          <draw:custom-shape draw:style-name="gr68" draw:text-style-name="P5" draw:layer="layout" svg:width="0.155cm" svg:height="0.276cm" svg:x="21.134cm" svg:y="1.9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20.875cm" svg:y="1.309cm">
          <draw:text-box>
            <text:p><text:span text:style-name="T1">y</text:span></text:p>
          </draw:text-box>
        </draw:frame>
        <draw:frame draw:style-name="gr7" draw:text-style-name="P6" draw:layer="layout" svg:width="0.952cm" svg:height="0.737cm" svg:x="23.837cm" svg:y="6.074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20.435cm" svg:y="6.32cm">
          <draw:text-box>
            <text:p><text:span text:style-name="T2">O</text:span></text:p>
          </draw:text-box>
        </draw:frame>
        <draw:line draw:style-name="gr9" draw:text-style-name="P8" draw:layer="layout" svg:x1="19.079cm" svg:y1="6.407cm" svg:x2="21.215cm" svg:y2="2.712cm">
          <text:p/>
        </draw:line>
        <draw:line draw:style-name="gr9" draw:text-style-name="P8" draw:layer="layout" svg:x1="23.337cm" svg:y1="6.408cm" svg:x2="21.201cm" svg:y2="2.713cm">
          <text:p/>
        </draw:line>
        <draw:line draw:style-name="gr11" draw:text-style-name="P8" draw:layer="layout" svg:x1="21.777cm" svg:y1="5.109cm" svg:x2="20.332cm" svg:y2="4.261cm">
          <text:p/>
        </draw:line>
        <draw:line draw:style-name="gr11" draw:text-style-name="P8" draw:layer="layout" svg:x1="21.778cm" svg:y1="5.109cm" svg:x2="22.381cm" svg:y2="4.776cm">
          <text:p/>
        </draw:line>
        <draw:line draw:style-name="gr11" draw:text-style-name="P8" draw:layer="layout" svg:x1="21.779cm" svg:y1="5.11cm" svg:x2="21.771cm" svg:y2="6.391cm">
          <text:p/>
        </draw:line>
        <draw:custom-shape draw:style-name="gr3" draw:text-style-name="P26" draw:layer="layout" svg:width="0.091cm" svg:height="0.091cm" svg:x="21.734cm" svg:y="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887cm" svg:height="0.866cm" svg:x="21.35cm" svg:y="4.383cm">
          <draw:text-box>
            <text:p><text:span text:style-name="T2">P</text:span></text:p>
          </draw:text-box>
        </draw:frame>
        <draw:frame draw:style-name="gr42" draw:text-style-name="P22" draw:layer="layout" svg:width="0.887cm" svg:height="0.873cm" svg:x="20.4cm" svg:y="4.487cm">
          <draw:text-box>
            <text:p text:style-name="P21">a</text:p>
          </draw:text-box>
        </draw:frame>
        <draw:frame draw:style-name="gr42" draw:text-style-name="P22" draw:layer="layout" svg:width="0.887cm" svg:height="0.873cm" svg:x="21.212cm" svg:y="5.488cm">
          <draw:text-box>
            <text:p text:style-name="P21">b</text:p>
          </draw:text-box>
        </draw:frame>
        <draw:frame draw:style-name="gr42" draw:text-style-name="P22" draw:layer="layout" svg:width="0.887cm" svg:height="0.873cm" svg:x="21.837cm" svg:y="4.771cm">
          <draw:text-box>
            <text:p text:style-name="P21">c</text:p>
          </draw:text-box>
        </draw:frame>
        <draw:polyline draw:style-name="gr31" draw:text-style-name="P8" draw:layer="layout" svg:width="0.147cm" svg:height="0.147cm" draw:transform="rotate (-0.497244303893185) translate (20.3197909010988cm 4.26542318522975cm)" svg:viewBox="0 0 148 148" draw:points="0,148 148,148 147,0">
          <text:p/>
        </draw:polyline>
        <draw:polyline draw:style-name="gr31" draw:text-style-name="P8" draw:layer="layout" svg:width="0.147cm" svg:height="0.147cm" draw:transform="rotate (-2.60106418424715) translate (22.3906141086435cm 4.77713863519252cm)" svg:viewBox="0 0 148 148" draw:points="0,148 148,148 147,0">
          <text:p/>
        </draw:polyline>
        <draw:polyline draw:style-name="gr31" draw:text-style-name="P8" draw:layer="layout" svg:width="0.147cm" svg:height="0.147cm" draw:transform="rotate (1.54130026243619) translate (21.7698511563362cm 6.39168266725053cm)" svg:viewBox="0 0 148 148" draw:points="0,148 148,148 147,0">
          <text:p/>
        </draw:polyline>
        <draw:frame draw:style-name="gr8" draw:text-style-name="P7" draw:layer="layout" svg:width="2.287cm" svg:height="0.866cm" svg:x="18.313cm" svg:y="6.399cm">
          <draw:text-box>
            <text:p><text:span text:style-name="T2">B</text:span><text:span text:style-name="T2">(</text:span><text:span text:style-name="T1">-</text:span><text:span text:style-name="T2">1</text:span><text:span text:style-name="T2">, </text:span><text:span text:style-name="T2">0</text:span><text:span text:style-name="T2">)</text:span></text:p>
          </draw:text-box>
        </draw:frame>
        <draw:frame draw:style-name="gr8" draw:text-style-name="P7" draw:layer="layout" svg:width="2.287cm" svg:height="0.866cm" svg:x="22.402cm" svg:y="6.399cm">
          <draw:text-box>
            <text:p><text:span text:style-name="T2">C</text:span><text:span text:style-name="T2">(</text:span><text:span text:style-name="T2">1</text:span><text:span text:style-name="T2">, </text:span><text:span text:style-name="T2">0</text:span><text:span text:style-name="T2">)</text:span></text:p>
          </draw:text-box>
        </draw:frame>
        <draw:frame draw:style-name="gr8" draw:text-style-name="P7" draw:layer="layout" svg:width="2.287cm" svg:height="0.866cm" svg:x="21.262cm" svg:y="2.3cm">
          <draw:text-box>
            <text:p><text:span text:style-name="T2">A</text:span><text:span text:style-name="T2">(</text:span><text:span text:style-name="T2">0</text:span><text:span text:style-name="T2">, </text:span><text:span text:style-name="T2">2</text:span><text:span text:style-name="T2">)</text:span></text:p>
          </draw:text-box>
        </draw:frame>
        <draw:custom-shape draw:style-name="gr69" draw:text-style-name="P8" draw:layer="layout" svg:width="7.841cm" svg:height="4.666cm" svg:x="4.919cm" svg:y="8.491cm">
          <text:p/>
          <draw:enhanced-geometry svg:viewBox="0 0 21600 21600" draw:type="rectangle" draw:enhanced-path="M 0 0 L 21600 0 21600 21600 0 21600 0 0 Z N"/>
        </draw:custom-shape>
        <draw:path draw:style-name="gr70" draw:text-style-name="P26" draw:layer="layout" svg:width="0.279cm" svg:height="0.399cm" svg:x="11.84cm" svg:y="9.808cm" svg:viewBox="0 0 280 400" svg:d="M0 400c105-112 182-101 280-4l-145-396z">
          <text:p/>
        </draw:path>
        <draw:path draw:style-name="gr70" draw:text-style-name="P26" draw:layer="layout" svg:width="0.279cm" svg:height="0.399cm" draw:transform="rotate (1.5707963267949) translate (8.627cm 9.382cm)" svg:viewBox="0 0 280 400" svg:d="M0 400c105-112 182-101 280-4l-145-396z">
          <text:p/>
        </draw:path>
        <draw:path draw:style-name="gr70" draw:text-style-name="P26" draw:layer="layout" svg:width="0.279cm" svg:height="0.399cm" draw:transform="rotate (-3.14159265358979) translate (5.844cm 11.016cm)" svg:viewBox="0 0 280 400" svg:d="M0 400c105-112 182-101 280-4l-145-396z">
          <text:p/>
        </draw:path>
        <draw:path draw:style-name="gr70" draw:text-style-name="P26" draw:layer="layout" svg:width="0.279cm" svg:height="0.399cm" draw:transform="rotate (-1.5707963267949) translate (9.042cm 12.233cm)" svg:viewBox="0 0 280 400" svg:d="M0 400c105-112 182-101 280-4l-145-396z">
          <text:p/>
        </draw:path>
        <draw:path draw:style-name="gr70" draw:text-style-name="P26" draw:layer="layout" svg:width="0.279cm" svg:height="0.399cm" draw:transform="rotate (-1.5707963267949) translate (11.254cm 10.666cm)" svg:viewBox="0 0 280 400" svg:d="M0 400c105-112 182-101 280-4l-145-396z">
          <text:p/>
        </draw:path>
        <draw:line draw:style-name="gr71" draw:text-style-name="P8" draw:layer="layout" svg:x1="11.983cm" svg:y1="10.8cm" svg:x2="12.76cm" svg:y2="10.8cm">
          <text:p/>
        </draw:line>
        <draw:line draw:style-name="gr71" draw:text-style-name="P8" draw:layer="layout" svg:x1="11.983cm" svg:y1="9.247cm" svg:x2="12.76cm" svg:y2="9.247cm">
          <text:p/>
        </draw:line>
        <draw:line draw:style-name="gr71" draw:text-style-name="P8" draw:layer="layout" svg:x1="11.983cm" svg:y1="12.359cm" svg:x2="12.76cm" svg:y2="12.359cm">
          <text:p/>
        </draw:line>
        <draw:line draw:style-name="gr71" draw:text-style-name="P8" draw:layer="layout" svg:x1="5.693cm" svg:y1="12.359cm" svg:x2="5.693cm" svg:y2="13.17cm">
          <text:p/>
        </draw:line>
        <draw:line draw:style-name="gr71" draw:text-style-name="P8" draw:layer="layout" svg:x1="7.272cm" svg:y1="10.805cm" svg:x2="7.272cm" svg:y2="13.17cm">
          <text:p/>
        </draw:line>
        <draw:line draw:style-name="gr71" draw:text-style-name="P8" draw:layer="layout" svg:x1="11.974cm" svg:y1="10.805cm" svg:x2="11.974cm" svg:y2="13.17cm">
          <text:p/>
        </draw:line>
        <draw:frame draw:style-name="gr42" draw:text-style-name="P18" draw:layer="layout" svg:width="0.887cm" svg:height="0.873cm" svg:x="6.83cm" svg:y="10.229cm">
          <draw:text-box>
            <text:p text:style-name="P27"><text:span text:style-name="T13">A</text:span></text:p>
          </draw:text-box>
        </draw:frame>
        <draw:frame draw:style-name="gr42" draw:text-style-name="P18" draw:layer="layout" svg:width="0.887cm" svg:height="0.873cm" svg:x="11.394cm" svg:y="11.817cm">
          <draw:text-box>
            <text:p text:style-name="P27"><text:span text:style-name="T13">B</text:span></text:p>
          </draw:text-box>
        </draw:frame>
        <draw:custom-shape draw:style-name="gr72" draw:text-style-name="P28" draw:layer="layout" svg:width="1.561cm" svg:height="1.561cm" svg:x="8.852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1.561cm" svg:height="1.561cm" svg:x="6.49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8" draw:layer="layout" svg:x1="7.282cm" svg:y1="10.024cm" svg:x2="9.6cm" svg:y2="10.024cm">
          <text:p/>
        </draw:line>
        <draw:line draw:style-name="gr71" draw:text-style-name="P8" draw:layer="layout" svg:x1="7.282cm" svg:y1="11.585cm" svg:x2="9.6cm" svg:y2="11.585cm">
          <text:p/>
        </draw:line>
        <draw:custom-shape draw:style-name="gr3" draw:text-style-name="P26" draw:layer="layout" svg:width="0.115cm" svg:height="0.115cm" svg:x="7.22cm" svg:y="10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6" draw:layer="layout" svg:width="0.12cm" svg:height="0.12cm" svg:x="11.913cm" svg:y="12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28" draw:text-style-name="P8" draw:layer="layout" svg:width="6.289cm" svg:height="3.115cm" svg:x="5.693cm" svg:y="9.243cm" svg:viewBox="0 0 6290 3116" draw:points="1579,1557 6273,1557 6273,0 0,0 0,3116 6290,3116">
          <text:p/>
        </draw:polyline>
        <draw:path draw:style-name="gr71" draw:text-style-name="P8" draw:layer="layout" svg:width="0.593cm" svg:height="0.5cm" draw:transform="rotate (-0.712966999439684) translate (5.24370223258367cm 12.7814918349368cm)" svg:viewBox="0 0 594 501" svg:d="M0 496c568 62 594-496 594-496">
          <text:p/>
        </draw:path>
        <draw:path draw:style-name="gr71" draw:text-style-name="P8" draw:layer="layout" svg:width="0.993cm" svg:height="0.607cm" draw:transform="skewX (0.707207412908102) rotate (-0.378212848907172) translate (6.35735928864737cm 12.8065748842923cm)" svg:viewBox="0 0 994 608" svg:d="M0 571c1162 215 984-571 984-571">
          <text:p/>
        </draw:path>
        <draw:path draw:style-name="gr71" draw:text-style-name="P8" draw:layer="layout" svg:width="2.9cm" svg:height="1.723cm" draw:transform="skewX (0.707207412908102) rotate (-0.378212848907172) translate (9.27815416790731cm 12.0988273840232cm)" svg:viewBox="0 0 2901 1724" svg:d="M0 1724c2207-337 2901-1724 2901-1724">
          <text:p/>
        </draw:path>
        <draw:path draw:style-name="gr71" draw:text-style-name="P8" draw:layer="layout" svg:width="0.593cm" svg:height="0.5cm" draw:transform="rotate (-0.712966999439684) translate (12.3107022325837cm 12.7814918349368cm)" svg:viewBox="0 0 594 501" svg:d="M0 496c568 62 594-496 594-496">
          <text:p/>
        </draw:path>
        <draw:path draw:style-name="gr71" draw:text-style-name="P8" draw:layer="layout" svg:width="0.596cm" svg:height="0.544cm" draw:transform="rotate (0.857829327355213) translate (12.369952192051cm 12.8100783171535cm)" svg:viewBox="0 0 597 545" svg:d="M0 529c637 126 596-529 596-529">
          <text:p/>
        </draw:path>
        <draw:path draw:style-name="gr71" draw:text-style-name="P8" draw:layer="layout" svg:width="1.172cm" svg:height="1.026cm" draw:transform="rotate (0.857829327355213) translate (11.9929428664157cm 11.6870780297349cm)" svg:viewBox="0 0 1173 1027" svg:d="M0 1027c1032-86 1173-1027 1173-1027">
          <text:p/>
        </draw:path>
        <draw:path draw:style-name="gr71" draw:text-style-name="P8" draw:layer="layout" svg:width="1.172cm" svg:height="1.026cm" draw:transform="rotate (0.857829327355213) translate (11.9929428664157cm 10.1280780297349cm)" svg:viewBox="0 0 1173 1027" svg:d="M0 1027c1032-86 1173-1027 1173-1027">
          <text:p/>
        </draw:path>
        <draw:path draw:style-name="gr71" draw:text-style-name="P8" draw:layer="layout" svg:width="0.563cm" svg:height="0.514cm" draw:transform="rotate (0.857829327355213) translate (12.3932060480941cm 8.91518594643002cm)" svg:viewBox="0 0 564 515" svg:d="M0 498c637 126 561-498 561-498">
          <text:p/>
        </draw:path>
        <draw:frame draw:style-name="gr42" draw:text-style-name="P18" draw:layer="layout" svg:width="0.887cm" svg:height="0.873cm" svg:x="4.978cm" svg:y="13.294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6.14cm" svg:y="13.295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9.263cm" svg:y="13.296cm">
          <draw:text-box>
            <text:p text:style-name="P27"><text:span text:style-name="T13">6</text:span></text:p>
          </draw:text-box>
        </draw:frame>
        <draw:frame draw:style-name="gr42" draw:text-style-name="P18" draw:layer="layout" svg:width="0.887cm" svg:height="0.873cm" svg:x="12.064cm" svg:y="13.297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12.865cm" svg:y="12.472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12.866cm" svg:y="11.273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12.867cm" svg:y="9.735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12.868cm" svg:y="8.549cm">
          <draw:text-box>
            <text:p text:style-name="P27"><text:span text:style-name="T13">1</text:span></text:p>
          </draw:text-box>
        </draw:frame>
        <draw:custom-shape draw:style-name="gr74" draw:text-style-name="P8" draw:layer="layout" svg:width="4.474cm" svg:height="4.474cm" svg:x="18.051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1.423cm" svg:height="1.433cm" svg:x="18.051cm" svg:y="12.318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8.179cm" svg:y1="12.294cm" svg:x2="22.391cm" svg:y2="12.294cm">
          <text:p/>
        </draw:line>
        <draw:line draw:style-name="gr31" draw:text-style-name="P8" draw:layer="layout" svg:x1="18.179cm" svg:y1="10.715cm" svg:x2="22.391cm" svg:y2="10.715cm">
          <text:p/>
        </draw:line>
        <draw:line draw:style-name="gr31" draw:text-style-name="P8" draw:layer="layout" svg:x1="18.051cm" svg:y1="11.505cm" svg:x2="22.525cm" svg:y2="11.505cm">
          <text:p/>
        </draw:line>
        <draw:line draw:style-name="gr31" draw:text-style-name="P8" draw:layer="layout" svg:x1="18.686cm" svg:y1="9.925cm" svg:x2="21.883cm" svg:y2="9.925cm">
          <text:p/>
        </draw:line>
        <draw:line draw:style-name="gr31" draw:text-style-name="P8" draw:layer="layout" svg:x1="18.686cm" svg:y1="13.084cm" svg:x2="21.883cm" svg:y2="13.084cm">
          <text:p/>
        </draw:line>
        <draw:line draw:style-name="gr31" draw:text-style-name="P8" draw:layer="layout" svg:x1="18.687cm" svg:y1="9.925cm" svg:x2="18.686cm" svg:y2="13.101cm">
          <text:p/>
        </draw:line>
        <draw:line draw:style-name="gr31" draw:text-style-name="P8" draw:layer="layout" svg:x1="21.87cm" svg:y1="9.925cm" svg:x2="21.869cm" svg:y2="13.101cm">
          <text:p/>
        </draw:line>
        <draw:line draw:style-name="gr31" draw:text-style-name="P8" draw:layer="layout" svg:x1="19.491cm" svg:y1="9.399cm" svg:x2="19.49cm" svg:y2="13.621cm">
          <text:p/>
        </draw:line>
        <draw:line draw:style-name="gr31" draw:text-style-name="P8" draw:layer="layout" svg:x1="21.077cm" svg:y1="9.399cm" svg:x2="21.076cm" svg:y2="13.621cm">
          <text:p/>
        </draw:line>
        <draw:line draw:style-name="gr31" draw:text-style-name="P8" draw:layer="layout" svg:x1="20.292cm" svg:y1="9.267cm" svg:x2="20.291cm" svg:y2="13.744cm">
          <text:p/>
        </draw:line>
        <draw:frame draw:style-name="gr76" draw:text-style-name="P10" draw:layer="layout" svg:width="0.777cm" svg:height="0.754cm" svg:x="20.147cm" svg:y="10.97cm">
          <draw:text-box>
            <text:p text:style-name="P20"><text:span text:style-name="T13">O</text:span></text:p>
          </draw:text-box>
        </draw:frame>
        <draw:frame draw:style-name="gr76" draw:text-style-name="P10" draw:layer="layout" svg:width="0.777cm" svg:height="0.754cm" svg:x="18.559cm" svg:y="10.116cm">
          <draw:text-box>
            <text:p text:style-name="P20"><text:span text:style-name="T13">A</text:span></text:p>
          </draw:text-box>
        </draw:frame>
        <draw:frame draw:style-name="gr76" draw:text-style-name="P10" draw:layer="layout" svg:width="0.777cm" svg:height="0.754cm" svg:x="20.175cm" svg:y="11.724cm">
          <draw:text-box>
            <text:p text:style-name="P20"><text:span text:style-name="T13">B</text:span></text:p>
          </draw:text-box>
        </draw:frame>
        <draw:frame draw:style-name="gr76" draw:text-style-name="P10" draw:layer="layout" svg:width="0.777cm" svg:height="0.754cm" svg:x="20.936cm" svg:y="11.736cm">
          <draw:text-box>
            <text:p text:style-name="P20"><text:span text:style-name="T13">C</text:span></text:p>
          </draw:text-box>
        </draw:frame>
        <draw:frame draw:style-name="gr76" draw:text-style-name="P10" draw:layer="layout" svg:width="0.777cm" svg:height="0.754cm" svg:x="19.337cm" svg:y="12.506cm">
          <draw:text-box>
            <text:p text:style-name="P20"><text:span text:style-name="T13">D</text:span></text:p>
          </draw:text-box>
        </draw:frame>
        <draw:g>
          <draw:path draw:style-name="gr77" draw:text-style-name="P8" draw:layer="layout" svg:width="0.43cm" svg:height="0.163cm" draw:transform="rotate (-0.779813109791066) translate (21.0824157813324cm 9.9135233834088cm)" svg:viewBox="0 0 431 164" svg:d="M0 8c178-46 221 125 314 149 92 24 117-27 117-27">
            <text:p/>
          </draw:path>
          <draw:path draw:style-name="gr77" draw:text-style-name="P8" draw:layer="layout" svg:width="0.43cm" svg:height="0.162cm" draw:transform="rotate (-2.35933608284594) translate (21.3882153613497cm 10.4167902924587cm)" svg:viewBox="0 0 431 163" svg:d="M431 8c-178-46-222 125-314 149-93 23-117-28-117-28">
            <text:p/>
          </draw:path>
        </draw:g>
        <draw:g>
          <draw:path draw:style-name="gr77" draw:text-style-name="P8" draw:layer="layout" svg:width="0.43cm" svg:height="0.163cm" draw:transform="rotate (-2.35060943658596) translate (21.8764766165912cm 10.7224157813324cm)" svg:viewBox="0 0 431 164" svg:d="M0 8c178-46 221 125 314 149 92 24 117-27 117-27">
            <text:p/>
          </draw:path>
          <draw:path draw:style-name="gr77" draw:text-style-name="P8" draw:layer="layout" svg:width="0.43cm" svg:height="0.162cm" draw:transform="rotate (2.35305289753875) translate (21.3732097075413cm 11.0282153613497cm)" svg:viewBox="0 0 431 163" svg:d="M431 8c-178-46-222 125-314 149-93 23-117-28-117-28">
            <text:p/>
          </draw:path>
        </draw:g>
        <draw:frame draw:style-name="gr76" draw:text-style-name="P30" draw:layer="layout" svg:width="0.777cm" svg:height="0.754cm" svg:x="21.105cm" svg:y="10.026cm">
          <draw:text-box>
            <text:p text:style-name="P29"><text:span text:style-name="T13">1</text:span></text:p>
          </draw:text-box>
        </draw:frame>
        <draw:frame draw:style-name="gr76" draw:text-style-name="P30" draw:layer="layout" svg:width="0.777cm" svg:height="0.754cm" svg:x="21.147cm" svg:y="10.799cm">
          <draw:text-box>
            <text:p text:style-name="P29"><text:span text:style-name="T13">1</text:span></text:p>
          </draw:text-box>
        </draw:frame>
        <draw:frame draw:style-name="gr76" draw:text-style-name="P9" draw:layer="layout" svg:width="0.777cm" svg:height="0.754cm" svg:x="18.23cm" svg:y="12.964cm">
          <draw:text-box>
            <text:p text:style-name="P31">α</text:p>
          </draw:text-box>
        </draw:frame>
        <draw:frame draw:style-name="gr76" draw:text-style-name="P9" draw:layer="layout" svg:width="0.777cm" svg:height="0.754cm" svg:x="18.975cm" svg:y="13.542cm">
          <draw:text-box>
            <text:p text:style-name="P31">β</text:p>
          </draw:text-box>
        </draw:frame>
        <draw:frame draw:style-name="gr76" draw:text-style-name="P9" draw:layer="layout" svg:width="0.777cm" svg:height="0.754cm" svg:x="19.909cm" svg:y="13.741cm">
          <draw:text-box>
            <text:p text:style-name="P31">γ</text:p>
          </draw:text-box>
        </draw:frame>
        <draw:frame draw:style-name="gr76" draw:text-style-name="P9" draw:layer="layout" svg:width="0.777cm" svg:height="0.754cm" svg:x="20.757cm" svg:y="13.638cm">
          <draw:text-box>
            <text:p text:style-name="P31">δ</text:p>
          </draw:text-box>
        </draw:frame>
        <draw:frame draw:style-name="gr76" draw:text-style-name="P9" draw:layer="layout" svg:width="0.777cm" svg:height="0.754cm" svg:x="21.734cm" svg:y="13.169cm">
          <draw:text-box>
            <text:p text:style-name="P31">ε</text:p>
          </draw:text-box>
        </draw:frame>
        <draw:custom-shape draw:style-name="gr3" draw:text-style-name="P26" draw:layer="layout" svg:width="0.115cm" svg:height="0.115cm" svg:x="18.63cm" svg:y="10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draw:layer="layout" svg:width="0.115cm" svg:height="0.115cm" svg:x="20.233cm" svg:y="1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0.233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01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9.43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8.6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9.433cm" svg:y="1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0.236cm" svg:y="1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02cm" svg:y="1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814cm" svg:y="1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79" draw:text-style-name="P8" draw:layer="layout" svg:width="0.624cm" svg:height="0.245cm" svg:x="9.31cm" svg:y="4.316cm">
          <draw:image xlink:href="Pictures/100000000000078000000438DA43480242418D2D.png" xlink:type="simple" xlink:show="embed" xlink:actuate="onLoad">
            <text:p/>
          </draw:image>
        </draw:frame>
        <draw:frame draw:style-name="gr80" draw:text-style-name="P8" draw:layer="layout" svg:width="0.492cm" svg:height="0.516cm" svg:x="10.861cm" svg:y="8.266cm">
          <draw:image xlink:href="Pictures/100000000000078000000438DA43480242418D2D.png" xlink:type="simple" xlink:show="embed" xlink:actuate="onLoad">
            <text:p/>
          </draw:image>
        </draw:frame>
        <draw:custom-shape draw:style-name="gr81" draw:text-style-name="P8" draw:layer="layout" svg:width="10.028cm" svg:height="7.461cm" svg:x="7.289cm" svg:y="2.243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7.289cm" svg:y1="3.98cm" svg:x2="17.319cm" svg:y2="4.057cm">
          <text:p/>
        </draw:line>
        <draw:line draw:style-name="gr31" draw:text-style-name="P8" draw:layer="layout" svg:x1="7.289cm" svg:y1="4.629cm" svg:x2="17.319cm" svg:y2="4.706cm">
          <text:p/>
        </draw:line>
        <draw:line draw:style-name="gr31" draw:text-style-name="P8" draw:layer="layout" svg:x1="7.289cm" svg:y1="4.737cm" svg:x2="17.319cm" svg:y2="4.814cm">
          <text:p/>
        </draw:line>
        <draw:custom-shape draw:style-name="gr82" draw:text-style-name="P8" draw:layer="layout" svg:width="1.085cm" svg:height="0.436cm" svg:x="8.1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1.092cm" svg:height="0.289cm" svg:x="8.16cm" svg:y="5.55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8" draw:layer="layout" svg:width="1.085cm" svg:height="0.436cm" svg:x="8.16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9.25cm" svg:y1="5.556cm" svg:x2="9.25cm" svg:y2="5.845cm">
          <text:p/>
        </draw:line>
        <draw:line draw:style-name="gr31" draw:text-style-name="P8" draw:layer="layout" svg:x1="8.165cm" svg:y1="5.556cm" svg:x2="8.165cm" svg:y2="5.845cm">
          <text:p/>
        </draw:line>
        <draw:custom-shape draw:style-name="gr84" draw:text-style-name="P8" draw:layer="layout" svg:width="0.609cm" svg:height="0.245cm" svg:x="8.401cm" svg:y="5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5" draw:text-style-name="P13" draw:layer="layout" svg:width="0.613cm" svg:height="0.162cm" svg:x="8.398cm" svg:y="5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9.01cm" svg:y1="4.762cm" svg:x2="9.01cm" svg:y2="5.489cm">
          <text:p/>
        </draw:line>
        <draw:line draw:style-name="gr31" draw:text-style-name="P8" draw:layer="layout" svg:x1="8.401cm" svg:y1="4.754cm" svg:x2="8.401cm" svg:y2="5.489cm">
          <text:p/>
        </draw:line>
        <draw:custom-shape draw:style-name="gr86" draw:text-style-name="P8" draw:layer="layout" svg:width="1.085cm" svg:height="0.436cm" svg:x="14.896cm" svg:y="5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1.092cm" svg:height="0.289cm" svg:x="14.891cm" svg:y="5.60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8" draw:layer="layout" svg:width="1.085cm" svg:height="0.436cm" svg:x="14.89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5.981cm" svg:y1="5.607cm" svg:x2="15.981cm" svg:y2="5.896cm">
          <text:p/>
        </draw:line>
        <draw:line draw:style-name="gr31" draw:text-style-name="P8" draw:layer="layout" svg:x1="14.896cm" svg:y1="5.607cm" svg:x2="14.896cm" svg:y2="5.896cm">
          <text:p/>
        </draw:line>
        <draw:custom-shape draw:style-name="gr84" draw:text-style-name="P8" draw:layer="layout" svg:width="0.609cm" svg:height="0.245cm" svg:x="15.132cm" svg:y="5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5" draw:text-style-name="P13" draw:layer="layout" svg:width="0.613cm" svg:height="0.162cm" svg:x="15.129cm" svg:y="5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15.741cm" svg:y1="4.813cm" svg:x2="15.741cm" svg:y2="5.54cm">
          <text:p/>
        </draw:line>
        <draw:line draw:style-name="gr31" draw:text-style-name="P8" draw:layer="layout" svg:x1="15.132cm" svg:y1="4.805cm" svg:x2="15.132cm" svg:y2="5.54cm">
          <text:p/>
        </draw:line>
        <draw:path draw:style-name="gr70" draw:text-style-name="P26" draw:layer="layout" svg:width="0.199cm" svg:height="0.279cm" draw:transform="rotate (-1.5707963267949) translate (11.054cm 4.389cm)" svg:viewBox="0 0 200 280" svg:d="M0 280c75-79 130-71 200-3l-104-277z">
          <text:p/>
        </draw:path>
        <draw:line draw:style-name="gr71" draw:text-style-name="P8" draw:layer="layout" svg:x1="9.841cm" svg:y1="4.478cm" svg:x2="17.318cm" svg:y2="4.529cm">
          <text:p/>
        </draw:line>
        <draw:line draw:style-name="gr71" draw:text-style-name="P8" draw:layer="layout" svg:x1="11.206cm" svg:y1="8.293cm" svg:x2="12.579cm" svg:y2="4.785cm">
          <text:p/>
        </draw:line>
        <draw:line draw:style-name="gr71" draw:text-style-name="P8" draw:layer="layout" svg:x1="12.884cm" svg:y1="4.008cm" svg:x2="13.408cm" svg:y2="2.669cm">
          <text:p/>
        </draw:line>
        <draw:path draw:style-name="gr70" draw:text-style-name="P26" draw:layer="layout" svg:width="0.199cm" svg:height="0.279cm" draw:transform="rotate (-0.368613538021203) translate (11.5605157075cm 7.12697443324474cm)" svg:viewBox="0 0 200 280" svg:d="M0 280c75-79 130-71 200-3l-104-277z">
          <text:p/>
        </draw:path>
        <draw:custom-shape draw:style-name="gr3" draw:text-style-name="P26" draw:layer="layout" svg:width="0.13cm" svg:height="0.13cm" svg:x="12.041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3cm" svg:height="0.13cm" svg:x="12.048cm" svg:y="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2.11cm" svg:y1="4.508cm" svg:x2="12.11cm" svg:y2="5.988cm">
          <text:p/>
        </draw:line>
        <draw:polyline draw:style-name="gr31" draw:text-style-name="P8" draw:layer="layout" svg:width="0.197cm" svg:height="0.199cm" svg:x="12.112cm" svg:y="5.793cm" svg:viewBox="0 0 198 200" draw:points="0,0 198,0 198,200">
          <text:p/>
        </draw:polyline>
        <draw:line draw:style-name="gr31" draw:text-style-name="P8" draw:layer="layout" svg:x1="12.112cm" svg:y1="5.98cm" svg:x2="13.202cm" svg:y2="5.98cm">
          <text:p/>
        </draw:line>
        <draw:g>
          <draw:custom-shape draw:style-name="gr3" draw:text-style-name="P26" draw:layer="layout" svg:width="0.146cm" svg:height="0.12cm" svg:x="12.732cm" svg:y="4.49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6" draw:layer="layout" svg:width="0.146cm" svg:height="0.12cm" svg:x="12.732cm" svg:y="5.854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1" draw:text-style-name="P8" draw:layer="layout" svg:x1="12.805cm" svg:y1="4.544cm" svg:x2="12.805cm" svg:y2="5.944cm">
            <text:p/>
          </draw:line>
        </draw:g>
        <draw:custom-shape draw:style-name="gr3" draw:text-style-name="P26" draw:layer="layout" svg:width="0.146cm" svg:height="0.12cm" draw:transform="rotate (-0.370009801422798) translate (12.725cm 5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6" draw:layer="layout" svg:width="0.146cm" svg:height="0.12cm" draw:transform="rotate (0.370009801422798) translate (11.755cm 8.413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12.766cm" svg:y1="6.069cm" svg:x2="11.834cm" svg:y2="8.472cm">
          <text:p/>
        </draw:line>
        <draw:line draw:style-name="gr31" draw:text-style-name="P8" draw:layer="layout" svg:x1="11.459cm" svg:y1="8.501cm" svg:x2="12.44cm" svg:y2="8.501cm">
          <text:p/>
        </draw:line>
        <draw:custom-shape draw:style-name="gr3" draw:text-style-name="P26" draw:layer="layout" svg:width="0.146cm" svg:height="0.12cm" draw:transform="rotate (-1.5707963267949) translate (11.823cm 5.0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6" draw:layer="layout" svg:width="0.146cm" svg:height="0.12cm" draw:transform="rotate (1.5707963267949) translate (9.349cm 5.203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11.737cm" svg:y1="5.13cm" svg:x2="9.379cm" svg:y2="5.13cm">
          <text:p/>
        </draw:line>
        <draw:line draw:style-name="gr31" draw:text-style-name="P8" draw:layer="layout" svg:x1="9.282cm" svg:y1="5.241cm" svg:x2="9.54cm" svg:y2="4.58cm">
          <text:p/>
        </draw:line>
        <draw:line draw:style-name="gr31" draw:text-style-name="P8" draw:layer="layout" svg:x1="11.805cm" svg:y1="5.241cm" svg:x2="12.11cm" svg:y2="4.46cm">
          <text:p/>
        </draw:line>
        <draw:polyline draw:style-name="gr31" draw:text-style-name="P8" draw:layer="layout" svg:width="0.197cm" svg:height="0.199cm" draw:transform="rotate (-3.14159265358979) translate (12.31cm 4.705cm)" svg:viewBox="0 0 198 200" draw:points="198,0 0,0 0,200">
          <text:p/>
        </draw:polyline>
        <draw:polyline draw:style-name="gr31" draw:text-style-name="P8" draw:layer="layout" svg:width="0.482cm" svg:height="0.143cm" draw:transform="rotate (-2.0607102478297) translate (12.2291676369618cm 5.82001615183153cm)" svg:viewBox="0 0 483 144" draw:points="0,134 236,144 483,0">
          <text:p/>
        </draw:polyline>
        <draw:frame draw:style-name="gr8" draw:text-style-name="P18" draw:layer="layout" svg:width="0.887cm" svg:height="0.866cm" svg:x="11.89cm" svg:y="5.869cm">
          <draw:text-box>
            <text:p text:style-name="P27"><text:span text:style-name="T13">P</text:span></text:p>
          </draw:text-box>
        </draw:frame>
        <draw:frame draw:style-name="gr8" draw:text-style-name="P18" draw:layer="layout" svg:width="0.887cm" svg:height="0.866cm" svg:x="11.724cm" svg:y="3.889cm">
          <draw:text-box>
            <text:p text:style-name="P27"><text:span text:style-name="T13">Q</text:span></text:p>
          </draw:text-box>
        </draw:frame>
        <draw:frame draw:style-name="gr8" draw:text-style-name="P18" draw:layer="layout" svg:width="1.2cm" svg:height="0.866cm" svg:x="12.614cm" svg:y="4.959cm">
          <draw:text-box>
            <text:p text:style-name="P27"><text:span text:style-name="T13">2</text:span><text:span text:style-name="T13">0</text:span><text:span text:style-name="T13">m</text:span></text:p>
          </draw:text-box>
        </draw:frame>
        <draw:frame draw:style-name="gr8" draw:text-style-name="P18" draw:layer="layout" svg:width="1.2cm" svg:height="0.866cm" svg:x="12.2cm" svg:y="6.838cm">
          <draw:text-box>
            <text:p text:style-name="P27"><text:span text:style-name="T13">4</text:span><text:span text:style-name="T13">0</text:span><text:span text:style-name="T13">m</text:span></text:p>
          </draw:text-box>
        </draw:frame>
        <draw:frame draw:style-name="gr8" draw:text-style-name="P18" draw:layer="layout" svg:width="1.2cm" svg:height="0.866cm" svg:x="10.063cm" svg:y="4.617cm">
          <draw:text-box>
            <text:p text:style-name="P27"><text:span text:style-name="T13">3</text:span><text:span text:style-name="T13">0</text:span><text:span text:style-name="T13">m</text:span></text:p>
          </draw:text-box>
        </draw:frame>
        <draw:frame draw:style-name="gr8" draw:text-style-name="P12" draw:layer="layout" svg:width="1.405cm" svg:height="0.866cm" svg:x="7.2cm" svg:y="4.037cm">
          <draw:text-box>
            <text:p text:style-name="P23"><text:span text:style-name="T13">W</text:span><text:span text:style-name="T13">es</text:span><text:span text:style-name="T13">t</text:span></text:p>
          </draw:text-box>
        </draw:frame>
        <draw:custom-shape draw:style-name="gr87" draw:text-style-name="P8" draw:layer="layout" svg:width="0.826cm" svg:height="0.33cm" svg:x="7.356cm" svg:y="4.1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405cm" svg:height="0.866cm" svg:x="16.287cm" svg:y="4.008cm">
          <draw:text-box>
            <text:p text:style-name="P23"><text:span text:style-name="T13">E</text:span><text:span text:style-name="T13">as</text:span><text:span text:style-name="T13">t</text:span></text:p>
          </draw:text-box>
        </draw:frame>
        <draw:frame draw:style-name="gr8" draw:text-style-name="P12" draw:layer="layout" svg:width="1.405cm" svg:height="0.866cm" svg:x="12.876cm" svg:y="2.2cm">
          <draw:text-box>
            <text:p text:style-name="P23"><text:span text:style-name="T13">N</text:span><text:span text:style-name="T13">or</text:span><text:span text:style-name="T13">th</text:span></text:p>
          </draw:text-box>
        </draw:frame>
        <draw:frame draw:style-name="gr8" draw:text-style-name="P12" draw:layer="layout" svg:width="1.405cm" svg:height="0.866cm" svg:x="10.392cm" svg:y="9.035cm">
          <draw:text-box>
            <text:p text:style-name="P23"><text:span text:style-name="T13">S</text:span><text:span text:style-name="T13">o</text:span><text:span text:style-name="T13">ut</text:span><text:span text:style-name="T13">h</text:span></text:p>
          </draw:text-box>
        </draw:frame>
        <draw:custom-shape draw:style-name="gr87" draw:text-style-name="P8" draw:layer="layout" svg:width="0.826cm" svg:height="0.33cm" svg:x="16.406cm" svg:y="4.11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8" draw:layer="layout" svg:width="0.941cm" svg:height="0.33cm" svg:x="10.527cm" svg:y="9.1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8" draw:layer="layout" svg:width="0.941cm" svg:height="0.33cm" svg:x="13.015cm" svg:y="2.3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8" draw:layer="layout" svg:width="1.405cm" svg:height="0.866cm" svg:x="8.707cm" svg:y="3.866cm">
          <draw:text-box>
            <text:p text:style-name="P27"><text:span text:style-name="T13">C</text:span><text:span text:style-name="T13">a</text:span><text:span text:style-name="T13">r</text:span></text:p>
          </draw:text-box>
        </draw:frame>
        <draw:frame draw:style-name="gr8" draw:text-style-name="P18" draw:layer="layout" svg:width="1.405cm" svg:height="0.866cm" svg:x="9.926cm" svg:y="8.02cm">
          <draw:text-box>
            <text:p text:style-name="P27"><text:span text:style-name="T13">B</text:span><text:span text:style-name="T13">o</text:span><text:span text:style-name="T13">a</text:span><text:span text:style-name="T13">t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g>
          <draw:line draw:style-name="gr89" draw:text-style-name="P4" draw:layer="layout" svg:x1="3.877cm" svg:y1="7.178cm" svg:x2="3.877cm" svg:y2="1.713cm">
            <text:p/>
          </draw:line>
          <draw:custom-shape draw:style-name="gr90" draw:text-style-name="P5" draw:layer="layout" svg:width="0.155cm" svg:height="0.276cm" svg:x="3.801cm" svg:y="1.5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3.534cm" svg:y="0.748cm">
          <draw:text-box>
            <text:p><text:span text:style-name="T1">y</text:span></text:p>
          </draw:text-box>
        </draw:frame>
        <draw:frame draw:style-name="gr8" draw:text-style-name="P7" draw:layer="layout" svg:width="0.887cm" svg:height="0.866cm" svg:x="3.237cm" svg:y="4.429cm">
          <draw:text-box>
            <text:p><text:span text:style-name="T2">O</text:span></text:p>
          </draw:text-box>
        </draw:frame>
        <draw:g>
          <draw:line draw:style-name="gr2" draw:text-style-name="P2" draw:layer="layout" svg:x1="3.317cm" svg:y1="4.548cm" svg:x2="7.705cm" svg:y2="4.548cm">
            <text:p/>
          </draw:line>
          <draw:custom-shape draw:style-name="gr3" draw:text-style-name="P3" draw:layer="layout" svg:width="0.138cm" svg:height="0.242cm" draw:transform="rotate (-1.5707963267949) translate (7.885cm 4.47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7.762cm" svg:y="4.247cm">
          <draw:text-box>
            <text:p><text:span text:style-name="T1">x</text:span></text:p>
          </draw:text-box>
        </draw:frame>
        <draw:custom-shape draw:style-name="gr91" draw:text-style-name="P8" draw:layer="layout" svg:width="3.328cm" svg:height="3.824cm" svg:x="3.883cm" svg:y="2.654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4.944cm" svg:y1="2.654cm" svg:x2="4.944cm" svg:y2="6.486cm">
          <text:p/>
        </draw:line>
        <draw:frame draw:style-name="gr8" draw:text-style-name="P7" draw:layer="layout" svg:width="0.887cm" svg:height="0.866cm" svg:x="3.169cm" svg:y="2.063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4.764cm" svg:y="2.01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7.025cm" svg:y="2.056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4.765cm" svg:y="4.437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7.022cm" svg:y="4.447cm">
          <draw:text-box>
            <text:p><text:span text:style-name="T2">E</text:span></text:p>
          </draw:text-box>
        </draw:frame>
        <draw:frame draw:style-name="gr8" draw:text-style-name="P7" draw:layer="layout" svg:width="0.887cm" svg:height="0.866cm" svg:x="3.265cm" svg:y="6.329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4.799cm" svg:y="6.351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7.029cm" svg:y="6.351cm">
          <draw:text-box>
            <text:p><text:span text:style-name="T2">H</text:span></text:p>
          </draw:text-box>
        </draw:frame>
        <draw:frame draw:style-name="gr6" draw:text-style-name="P6" draw:layer="layout" svg:width="0.701cm" svg:height="0.738cm" svg:x="5.904cm" svg:y="8.8cm">
          <draw:text-box>
            <text:p><text:span text:style-name="T1">y</text:span></text:p>
          </draw:text-box>
        </draw:frame>
        <draw:g>
          <draw:line draw:style-name="gr2" draw:text-style-name="P2" draw:layer="layout" svg:x1="4.4cm" svg:y1="12.431cm" svg:x2="8.188cm" svg:y2="12.431cm">
            <text:p/>
          </draw:line>
          <draw:custom-shape draw:style-name="gr3" draw:text-style-name="P3" draw:layer="layout" svg:width="0.23cm" svg:height="0.187cm" draw:transform="rotate (-1.5707963267949) translate (8.343cm 12.3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8.189cm" svg:y="12.055cm">
          <draw:text-box>
            <text:p><text:span text:style-name="T1">x</text:span></text:p>
          </draw:text-box>
        </draw:frame>
        <draw:g>
          <draw:line draw:style-name="gr92" draw:text-style-name="P4" draw:layer="layout" svg:x1="6.302cm" svg:y1="13.446cm" svg:x2="6.302cm" svg:y2="9.593cm">
            <text:p/>
          </draw:line>
          <draw:custom-shape draw:style-name="gr93" draw:text-style-name="P5" draw:layer="layout" svg:width="0.325cm" svg:height="0.187cm" svg:x="6.141cm" svg:y="9.44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94" draw:text-style-name="P4" draw:layer="layout" svg:x1="7.392cm" svg:y1="12.445cm" svg:x2="4.811cm" svg:y2="10.248cm">
            <text:p/>
          </draw:line>
          <draw:custom-shape draw:style-name="gr95" draw:text-style-name="P5" draw:layer="layout" svg:width="0.286cm" svg:height="0.165cm" draw:transform="rotate (0.865508776063988) translate (4.621cm 10.2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0.887cm" svg:height="0.866cm" svg:x="5.66cm" svg:y="12.302cm">
          <draw:text-box>
            <text:p><text:span text:style-name="T2">O</text:span></text:p>
          </draw:text-box>
        </draw:frame>
        <draw:frame draw:style-name="gr8" draw:text-style-name="P7" draw:layer="layout" svg:width="0.887cm" svg:height="0.866cm" svg:x="6.968cm" svg:y="12.328cm">
          <draw:text-box>
            <text:p><text:span text:style-name="T2">1</text:span></text:p>
          </draw:text-box>
        </draw:frame>
        <draw:frame draw:style-name="gr8" draw:text-style-name="P7" draw:layer="layout" svg:width="0.887cm" svg:height="0.866cm" svg:x="7.086cm" svg:y="11.671cm">
          <draw:text-box>
            <text:p><text:span text:style-name="T2">P</text:span></text:p>
          </draw:text-box>
        </draw:frame>
        <draw:frame draw:style-name="gr7" draw:text-style-name="P6" draw:layer="layout" svg:width="0.952cm" svg:height="0.737cm" svg:x="5.785cm" svg:y="11.442cm">
          <draw:text-box>
            <text:p><text:span text:style-name="T1">i</text:span></text:p>
          </draw:text-box>
        </draw:frame>
        <draw:custom-shape draw:style-name="gr96" draw:text-style-name="P8" draw:layer="layout" svg:width="2.724cm" svg:height="2.724cm" svg:x="13.57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6" draw:layer="layout" svg:width="3.4cm" svg:height="0.6cm" svg:x="13.227cm" svg:y="4.54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724cm" svg:height="2.724cm" svg:x="13.58cm" svg:y="2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4.946cm" svg:y1="3.646cm" svg:x2="13.909cm" svg:y2="4.55cm">
          <text:p/>
        </draw:line>
        <draw:custom-shape draw:style-name="gr3" draw:text-style-name="P26" draw:layer="layout" svg:width="0.1cm" svg:height="0.1cm" svg:x="14.901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3.227cm" svg:y1="4.546cm" svg:x2="16.627cm" svg:y2="4.546cm">
          <text:p/>
        </draw:line>
        <draw:line draw:style-name="gr99" draw:text-style-name="P8" draw:layer="layout" svg:x1="14.95cm" svg:y1="3.646cm" svg:x2="14.95cm" svg:y2="5.002cm">
          <text:p/>
        </draw:line>
        <draw:path draw:style-name="gr77" draw:text-style-name="P8" draw:layer="layout" svg:width="0.352cm" svg:height="0.285cm" draw:transform="rotate (-0.895004840422692) translate (14.9525199713807cm 4.54797967760236cm)" svg:viewBox="0 0 353 286" svg:d="M0 3c351-38 353 283 353 283">
          <text:p/>
        </draw:path>
        <draw:path draw:style-name="gr77" draw:text-style-name="P8" draw:layer="layout" svg:width="0.614cm" svg:height="0.067cm" draw:transform="rotate (-0.895004840422692) translate (15.1134282261724cm 4.73116529051506cm)" svg:viewBox="0 0 615 68" svg:d="M0 68c336-120 615-45 615-45">
          <text:p/>
        </draw:path>
        <draw:polygon draw:style-name="gr77" draw:text-style-name="P8" draw:layer="layout" svg:width="0cm" svg:height="0cm" svg:x="14.804cm" svg:y="4.404cm" svg:viewBox="0 0 0 0" draw:points="0,0">
          <text:p/>
        </draw:polygon>
        <draw:polyline draw:style-name="gr77" draw:text-style-name="P8" draw:layer="layout" svg:width="0.099cm" svg:height="0.099cm" draw:transform="rotate (1.5707963267949) translate (14.842cm 4.541cm)" svg:viewBox="0 0 100 100" draw:points="0,0 100,0 100,100">
          <text:p/>
        </draw:polyline>
        <draw:frame draw:style-name="gr7" draw:text-style-name="P6" draw:layer="layout" svg:width="0.952cm" svg:height="0.737cm" svg:x="13.971cm" svg:y="3.585cm">
          <draw:text-box>
            <text:p><text:span text:style-name="T1">r</text:span></text:p>
          </draw:text-box>
        </draw:frame>
        <draw:frame draw:style-name="gr7" draw:text-style-name="P9" draw:layer="layout" svg:width="0.952cm" svg:height="0.737cm" svg:x="15.155cm" svg:y="5.078cm">
          <draw:text-box>
            <text:p text:style-name="P20"><text:span text:style-name="T14">r</text:span></text:p>
          </draw:text-box>
        </draw:frame>
        <draw:line draw:style-name="gr31" draw:text-style-name="P8" draw:layer="layout" svg:x1="15.323cm" svg:y1="5.565cm" svg:x2="15.647cm" svg:y2="5.565cm">
          <text:p/>
        </draw:line>
        <draw:frame draw:style-name="gr7" draw:text-style-name="P18" draw:layer="layout" svg:width="0.952cm" svg:height="0.737cm" svg:x="15.154cm" svg:y="5.433cm">
          <draw:text-box>
            <text:p text:style-name="P32">3</text:p>
          </draw:text-box>
        </draw:frame>
        <draw:frame draw:style-name="gr8" draw:text-style-name="P7" draw:layer="layout" svg:width="0.887cm" svg:height="0.866cm" svg:x="13.406cm" svg:y="11.228cm">
          <draw:text-box>
            <text:p><text:span text:style-name="T2">O</text:span></text:p>
          </draw:text-box>
        </draw:frame>
        <draw:line draw:style-name="gr9" draw:text-style-name="P8" draw:layer="layout" svg:x1="13.101cm" svg:y1="11.311cm" svg:x2="20.501cm" svg:y2="11.311cm">
          <text:p/>
        </draw:line>
        <draw:line draw:style-name="gr9" draw:text-style-name="P8" draw:layer="layout" svg:x1="18.445cm" svg:y1="7.694cm" svg:x2="13.767cm" svg:y2="11.311cm">
          <text:p/>
        </draw:line>
        <draw:custom-shape draw:style-name="gr100" draw:text-style-name="P8" draw:layer="layout" svg:width="2.458cm" svg:height="2.458cm" svg:x="16.148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8" draw:layer="layout" svg:x1="17.382cm" svg:y1="10.097cm" svg:x2="17.382cm" svg:y2="11.311cm">
          <text:p/>
        </draw:line>
        <draw:line draw:style-name="gr31" draw:text-style-name="P8" draw:layer="layout" svg:x1="17.382cm" svg:y1="10.097cm" svg:x2="18.8cm" svg:y2="10.097cm">
          <text:p/>
        </draw:line>
        <draw:custom-shape draw:style-name="gr101" draw:text-style-name="P14" draw:layer="layout" svg:width="0.151cm" svg:height="0.151cm" draw:transform="rotate (-1.5707963267949) translate (18.863cm 10.0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1" draw:text-style-name="P8" draw:layer="layout" svg:width="0.781cm" svg:height="0.268cm" draw:transform="rotate (-0.173485727648236) translate (18.602cm 7.959cm)" svg:viewBox="0 0 782 269" svg:d="M0 0c593 33 782 269 782 269">
          <text:p/>
        </draw:path>
        <draw:custom-shape draw:style-name="gr101" draw:text-style-name="P14" draw:layer="layout" svg:width="0.151cm" svg:height="0.151cm" draw:transform="rotate (-2.53509073852176) translate (19.471cm 8.43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0.887cm" svg:height="0.866cm" svg:x="16.954cm" svg:y="11.18cm">
          <draw:text-box>
            <text:p><text:span text:style-name="T2">Q</text:span></text:p>
          </draw:text-box>
        </draw:frame>
        <draw:frame draw:style-name="gr8" draw:text-style-name="P7" draw:layer="layout" svg:width="0.887cm" svg:height="0.866cm" svg:x="18.036cm" svg:y="7.103cm">
          <draw:text-box>
            <text:p><text:span text:style-name="T2">P</text:span></text:p>
          </draw:text-box>
        </draw:frame>
        <draw:frame draw:style-name="gr7" draw:text-style-name="P9" draw:layer="layout" svg:width="0.952cm" svg:height="0.737cm" svg:x="14.482cm" svg:y="10.719cm">
          <draw:text-box>
            <text:p text:style-name="P20"><text:span text:style-name="T14">θ</text:span></text:p>
          </draw:text-box>
        </draw:frame>
        <draw:path draw:style-name="gr31" draw:text-style-name="P8" draw:layer="layout" svg:width="0.446cm" svg:height="0.287cm" draw:transform="rotate (-0.813497964354557) translate (14.4cm 10.8cm)" svg:viewBox="0 0 447 288" svg:d="M0 0zM14 74c282-79 433 214 433 214">
          <text:p/>
        </draw:path>
        <draw:frame draw:style-name="gr8" draw:text-style-name="P10" draw:layer="layout" svg:width="3.427cm" svg:height="0.866cm" svg:x="18.773cm" svg:y="9.77cm">
          <draw:text-box>
            <text:p text:style-name="P20"><text:span text:style-name="T14">v</text:span><text:span text:style-name="T13">=</text:span><text:span text:style-name="T13">1</text:span><text:span text:style-name="T13">.</text:span><text:span text:style-name="T13">5</text:span><text:span text:style-name="T13">m</text:span><text:span text:style-name="T13">/</text:span><text:span text:style-name="T13">s</text:span><text:span text:style-name="T13">e</text:span><text:span text:style-name="T13">c</text:span><text:span text:style-name="T13">o</text:span><text:span text:style-name="T13">n</text:span><text:span text:style-name="T13">d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9T20:24:58.409916985</dc:date>
    <meta:editing-duration>PT3H5M42S</meta:editing-duration>
    <meta:editing-cycles>39</meta:editing-cycles>
    <meta:generator>LibreOffice/6.0.7.3$Linux_X86_64 LibreOffice_project/00m0$Build-3</meta:generator>
    <meta:document-statistic meta:object-count="606"/>
  </office:meta>
</office:document-meta>
</file>